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style:style>
    <style:style style:name="P1" style:family="paragraph">
      <style:paragraph-properties fo:margin-left="0.000000000000000pt" fo:text-align="center"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P2" style:family="paragraph">
      <style:paragraph-properties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P3" style:family="paragraph">
      <style:paragraph-properties fo:margin-left="100.000000000000000pt" fo:text-align="left"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P4" style:family="paragraph">
      <style:paragraph-properties fo:margin-left="160.000000000000000pt" fo:text-align="center"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gr1" style:family="graphic">
      <style:graphic-properties draw:fill="none" draw:stroke="none" fo:margin="0.000000000000000pt" style:wrap="biggest" style:wrap-contour="false" style:wrap-dynamic-threshold="0.000000000000000pt"/>
    </style:style>
    <style:style style:name="gr2" style:family="graphic">
      <style:graphic-properties draw:fill="solid" draw:fill-color="#b7b89e" draw:stroke="none" draw:textarea-horizontal-align="left" draw:textarea-vertical-align="top" fo:margin="0.000000000000000pt" style:wrap="biggest" style:wrap-contour="false" style:wrap-dynamic-threshold="0.000000000000000pt" svg:fill-rule="evenodd"/>
    </style:style>
    <style:style style:name="gr3" style:family="graphic">
      <style:graphic-properties draw:fill="solid" draw:fill-color="#000000" draw:stroke="none" draw:textarea-horizontal-align="left" draw:textarea-vertical-align="top" fo:margin="0.000000000000000pt" style:wrap="biggest" style:wrap-contour="false" style:wrap-dynamic-threshold="0.000000000000000pt" svg:fill-rule="evenodd"/>
    </style:style>
    <style:style style:name="gr4" style:family="graphic">
      <style:graphic-properties draw:fill="solid" draw:fill-color="#c9c9b8" draw:stroke="none" draw:textarea-horizontal-align="left" draw:textarea-vertical-align="top" fo:margin="0.000000000000000pt" style:wrap="biggest" style:wrap-contour="false" style:wrap-dynamic-threshold="0.000000000000000pt" svg:fill-rule="evenodd"/>
    </style:style>
    <style:style style:name="gr5" style:family="graphic">
      <style:graphic-properties draw:fill="solid" draw:fill-color="#7b7c5c" draw:stroke="none" draw:textarea-horizontal-align="left" draw:textarea-vertical-align="top" fo:margin="0.000000000000000pt" style:wrap="biggest" style:wrap-contour="false" style:wrap-dynamic-threshold="0.000000000000000pt" svg:fill-rule="evenodd"/>
    </style:style>
    <style:style style:name="gr6" style:family="graphic">
      <style:graphic-properties draw:fill="solid" draw:fill-color="#ffffff" draw:stroke="solid" draw:stroke-linejoin="bevel" draw:textarea-horizontal-align="center" draw:textarea-vertical-align="top" fo:margin="0.000000000000000pt" style:wrap="biggest" style:wrap-contour="false" style:wrap-dynamic-threshold="0.000000000000000pt" svg:fill-rule="evenodd" svg:stroke-color="#000000" svg:stroke-linecap="butt" svg:stroke-opacity="1" svg:stroke-width="2.834650580000000pt"/>
    </style:style>
    <style:style style:name="gr7" style:family="graphic">
      <style:graphic-properties draw:auto-grow-height="false" draw:auto-grow-width="true" draw:fill="none" draw:stroke="none" draw:textarea-vertical-align="middle" fo:margin="0.000000000000000pt" fo:padding="0.000000000000000pt" style:wrap="biggest" style:wrap-contour="false" style:wrap-dynamic-threshold="0.000000000000000pt"/>
      <style:paragraph-properties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gr8" style:family="graphic">
      <style:graphic-properties draw:fill="solid" draw:fill-color="#b7b79d" draw:stroke="none" draw:textarea-horizontal-align="left" draw:textarea-vertical-align="top" fo:margin="0.000000000000000pt" style:wrap="biggest" style:wrap-contour="false" style:wrap-dynamic-threshold="0.000000000000000pt" svg:fill-rule="evenodd"/>
    </style:style>
    <style:style style:name="gr9"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494936" svg:stroke-linecap="butt" svg:stroke-opacity="1" svg:stroke-width="0.028346505800000pt"/>
    </style:style>
    <style:style style:name="gr10" style:family="graphic">
      <style:graphic-properties draw:fill="solid" draw:fill-color="#c9c9b6" draw:stroke="none" draw:textarea-horizontal-align="left" draw:textarea-vertical-align="top" fo:margin="0.000000000000000pt" style:wrap="biggest" style:wrap-contour="false" style:wrap-dynamic-threshold="0.000000000000000pt" svg:fill-rule="evenodd"/>
    </style:style>
    <style:style style:name="gr11"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626248" svg:stroke-linecap="butt" svg:stroke-opacity="1" svg:stroke-width="0.028346505800000pt"/>
    </style:style>
    <style:style style:name="gr12"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ecece7" svg:stroke-linecap="butt" svg:stroke-opacity="1" svg:stroke-width="0.850395174000000pt"/>
    </style:style>
    <style:style style:name="gr13" style:family="graphic">
      <style:graphic-properties draw:fill="solid" draw:fill-color="#7a7a5a" draw:stroke="none" draw:textarea-horizontal-align="left" draw:textarea-vertical-align="top" fo:margin="0.000000000000000pt" style:wrap="biggest" style:wrap-contour="false" style:wrap-dynamic-threshold="0.000000000000000pt" svg:fill-rule="evenodd"/>
    </style:style>
    <style:style style:name="gr14"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0.850395174000000pt"/>
    </style:style>
    <style:style style:name="gr15"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494936" svg:stroke-linecap="butt" svg:stroke-opacity="1" svg:stroke-width="0.850395174000000pt"/>
    </style:style>
    <style:style style:name="gr16"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ecece7" svg:stroke-linecap="butt" svg:stroke-opacity="1" svg:stroke-width="0.028346505800000pt"/>
    </style:style>
    <style:style style:name="gr17" style:family="graphic">
      <style:graphic-properties draw:fill="solid" draw:fill-color="#ffffff"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2.834650580000000pt"/>
    </style:style>
    <style:style style:name="gr18" style:family="graphic">
      <style:graphic-properties draw:fill="none"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butt" svg:stroke-opacity="1" svg:stroke-width="0.720000000000000pt"/>
    </style:style>
    <style:style style:name="dp2" style:family="drawing-page"/>
  </office:automatic-styles>
  <office:body>
    <office:drawing>
      <draw:page draw:name="page1" draw:id="page1" xml:id="page1" draw:master-page-name="Default1" draw:style-name="dp2">
        <draw:layer-set>
          <draw:layer draw:name=""/>
        </draw:layer-set>
        <draw:g draw:style-name="gr1" xml:id="shape-1" draw:id="shape-1" svg:y="42.01975870000pt">
          <draw:path draw:style-name="gr2" xml:id="shape-2" draw:id="shape-2" draw:layer="" svg:width="12.93091470803pt" svg:height="13.15829099358pt" svg:x="47.56543673240pt" svg:y="42.80322375800pt" svg:viewBox="0 0 13 13" svg:d="M12.9309 6.56487L12.9028 6.90739L12.9028 7.2499L12.8463 7.56388L12.7901 7.90639L12.7055 8.22036L12.621 8.53434L12.5365 8.81976L12.4239 9.13375L12.283 9.41917L12.1421 9.7046L11.9731 9.99004L11.804 10.2469L11.6351 10.5038L11.4378 10.7607L11.2406 10.989L11.0152 11.2174L10.7899 11.4458L10.5645 11.6456L10.3391 11.8454L10.0855 12.0166L9.80384 12.2164L9.52214 12.3591L9.24041 12.5017L8.95869 12.6446L8.67697 12.7587L8.36708 12.8444L8.05718 12.9299L7.7473 13.0156L7.4374 13.0727L7.09934 13.1011L6.78944 13.1297L6.45138 13.1583L6.11332 13.1297L5.77525 13.1011L5.46536 13.0727L5.15547 13.0156L4.84559 12.9299L4.53568 12.8444L4.22579 12.7587L3.94407 12.6446L3.66236 12.5017L3.38063 12.3591L3.09892 12.2164L2.84537 12.0166L2.56364 11.8454L2.33827 11.6456L2.08472 11.4458L1.88753 11.2174L1.66215 10.989L1.46494 10.7607L1.26774 10.5038L1.09871 10.2469L0.929676 9.99004L0.760643 9.7046L0.619783 9.41917L0.507095 9.13375L0.394407 8.81976L0.28172 8.53434L0.197204 8.22036L0.112687 7.90639L0.0563439 7.56388L0.028172 7.2499L0 6.90739L0 6.56487L0 6.22235L0.028172 5.90839L0.0563439 5.56587L0.112687 5.2519L0.197204 4.93793L0.28172 4.62395L0.394407 4.30998L0.507095 4.02456L0.619783 3.71058L0.760643 3.42516L0.929676 3.13972L1.09871 2.88284L1.26774 2.62595L1.46494 2.39761L1.66215 2.14073L1.88753 1.91238L2.08472 1.71257L2.33827 1.48424L2.56364 1.28444L2.84537 1.11318L3.09892 0.941917L3.38063 0.770659L3.66236 0.627945L3.94407 0.513773L4.22579 0.399601L4.53568 0.285429L4.84559 0.199801L5.15547 0.114172L5.46536 0.0570858L5.77525 0.0285429L6.11332 0L6.45138 0L6.78944 0L7.09934 0.0285429L7.4374 0.0570858L7.7473 0.114172L8.05718 0.199801L8.36708 0.285429L8.67697 0.399601L8.95869 0.513773L9.24041 0.627945L9.52214 0.770659L9.80384 0.941917L10.0855 1.11318L10.3391 1.28444L10.5645 1.48424L10.7899 1.71257L11.0152 1.91238L11.2406 2.14073L11.4378 2.39761L11.6351 2.62595L11.804 2.88284L11.9731 3.13972L12.1421 3.42516L12.283 3.71058L12.4239 4.02456L12.5365 4.30998L12.621 4.62395L12.7055 4.93793L12.7901 5.2519L12.8463 5.56587L12.9028 5.90839L12.9028 6.22235Z" calligra:nodeTypes="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3" draw:id="shape-3" draw:layer="" svg:width="6.14179117696pt" svg:height="6.24523849660pt" svg:x="54.08513306640pt" svg:y="49.35126659780pt" svg:viewBox="0 0 6 6" svg:d="M0 6.24524L0.153544 6.21932L0.30709 6.21932L0.460634 6.21932L0.614179 6.1934L0.767724 6.16749L0.921267 6.14158L1.07481 6.14158L1.22835 6.08976L1.35631 6.06384L1.50986 6.03793L1.6634 5.98609L1.81696 5.96018L1.9705 5.90836L2.09845 5.85653L2.2264 5.8047L2.37995 5.72695L2.5079 5.67514L2.66144 5.62331L2.7894 5.54556L2.91736 5.46782L3.04531 5.39008L3.17326 5.31233L3.30121 5.23459L3.42917 5.15686L3.53153 5.07911L3.65948 5.00137L3.78743 4.89771L3.88981 4.81998L4.01776 4.71632L4.12012 4.61267L4.22249 4.50901L4.35044 4.40536L4.42721 4.30169L4.52958 4.19805L4.63194 4.06847L4.73429 3.96482L4.83667 3.83525L4.91344 3.70568L4.99021 3.60203L5.09257 3.47245L5.16935 3.34289L5.24611 3.21332L5.32289 3.08375L5.39966 2.95418L5.47644 2.82461L5.52761 2.69504L5.5788 2.53956L5.65557 2.40999L5.70675 2.2545L5.75793 2.12494L5.80911 1.96945L5.8603 1.83988L5.91148 1.6844L5.93707 1.52892L5.98825 1.39935L6.01384 1.24387L6.03943 1.08838L6.06502 0.932899L6.09062 0.777415L6.11621 0.621932L6.11621 0.466449L6.11621 0.310967L6.14179 0.155483L6.14179 0L5.60439 0L5.60439 0.129569L5.60439 0.285052L5.5788 0.414621L5.5788 0.570104L5.55321 0.725588L5.55321 0.855157L5.50203 0.984732L5.50203 1.14021L5.47644 1.26978L5.42526 1.39935L5.39966 1.55483L5.34848 1.6844L5.2973 1.81396L5.2717 1.94355L5.22052 2.07311L5.16935 2.20268L5.11816 2.33225L5.04139 2.46181L4.99021 2.59138L4.91344 2.69504L4.86226 2.82461L4.78548 2.95418L4.7087 3.05783L4.65753 3.16149L4.55516 3.29106L4.47839 3.39471L4.40162 3.49837L4.32485 3.60203L4.22249 3.70568L4.14571 3.80934L4.04335 3.91299L3.96658 4.01665L3.86422 4.1203L3.76184 4.19805L3.65948 4.30169L3.55713 4.37944L3.45476 4.45718L3.3524 4.56083L3.22444 4.63858L3.12207 4.71632L3.01972 4.79406L2.89177 4.8718L2.7894 4.92363L2.66144 5.00137L2.53349 5.07911L2.40554 5.13094L2.30318 5.18277L2.17521 5.23459L2.04726 5.28642L1.91931 5.33825L1.79136 5.39008L1.6634 5.44191L1.50986 5.46782L1.3819 5.51964L1.25395 5.54556L1.12599 5.57148L0.972449 5.59739L0.844497 5.62331L0.690953 5.64922L0.562998 5.64922L0.409453 5.67514L0.281499 5.67514L0.127954 5.67514L0 5.67514Z" calligra:nodeTypes="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4" draw:id="shape-4" draw:layer="" svg:width="6.24523849660pt" svg:height="6.24523849660pt" svg:x="47.28197167440pt" svg:y="49.35126659780pt" svg:viewBox="0 0 6 6" svg:d="M0 0L0 0.155483L0 0.310967L0 0.466449L0 0.621932L0.0259138 0.777415L0.0518277 0.932899L0.0777415 1.08838L0.103656 1.24387L0.129569 1.39935L0.181396 1.52892L0.207311 1.6844L0.259138 1.83988L0.310967 1.96945L0.362794 2.12494L0.414621 2.2545L0.466449 2.40999L0.544191 2.53956L0.596018 2.69504L0.67376 2.82461L0.725588 2.95418L0.803329 3.08375L0.88107 3.21332L0.958814 3.34289L1.03656 3.47245L1.14021 3.60203L1.21795 3.70568L1.32161 3.83525L1.39935 3.96482L1.50301 4.06847L1.60666 4.19805L1.71032 4.30169L1.81396 4.40536L1.91763 4.50901L2.04719 4.61267L2.15086 4.71632L2.2545 4.81998L2.38407 4.89771L2.48773 5.00137L2.6173 5.07911L2.72095 5.15686L2.85052 5.23459L2.98009 5.31233L3.10967 5.39008L3.23923 5.46782L3.39471 5.54556L3.52428 5.62331L3.65385 5.67514L3.78343 5.72695L3.9389 5.8047L4.09438 5.85653L4.22396 5.90836L4.37944 5.96018L4.50901 5.98609L4.66449 6.03793L4.81998 6.06384L4.97546 6.08976L5.13094 6.14158L5.28642 6.14158L5.44191 6.16749L5.59739 6.1934L5.75287 6.21932L5.90836 6.21932L6.06384 6.21932L6.24524 6.24524L6.24524 5.67514L6.08976 5.67514L5.93426 5.67514L5.77878 5.67514L5.62331 5.64922L5.49373 5.64922L5.36417 5.62331L5.20869 5.59739L5.07911 5.57148L4.92363 5.54556L4.79406 5.51964L4.66449 5.46782L4.53492 5.44191L4.40536 5.39008L4.27578 5.33825L4.14621 5.28642L4.01665 5.23459L3.86116 5.18277L3.75751 5.13094L3.62794 5.07911L3.49837 5.00137L3.39471 4.92363L3.26514 4.8718L3.13558 4.79406L3.03192 4.71632L2.92826 4.63858L2.82461 4.56083L2.69504 4.45718L2.59138 4.37944L2.48773 4.30169L2.38407 4.19805L2.28042 4.1203L2.17676 4.01665L2.09902 3.91299L1.99536 3.80934L1.91763 3.70568L1.81396 3.60203L1.73624 3.49837L1.65849 3.39471L1.58074 3.29106L1.50301 3.16149L1.42526 3.05783L1.34752 2.95418L1.26978 2.82461L1.21795 2.69504L1.14021 2.59138L1.08838 2.46181L1.03656 2.33225L0.958814 2.20268L0.906984 2.07311L0.88107 1.94355L0.829243 1.81396L0.777415 1.6844L0.751502 1.55483L0.699674 1.39935L0.67376 1.26978L0.647846 1.14021L0.621932 0.984732L0.596018 0.855157L0.570104 0.725588L0.544191 0.570104L0.544191 0.414621L0.544191 0.285052L0.518277 0.129569L0.518277 0Z" calligra:nodeTypes="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5" draw:id="shape-5" draw:layer="" svg:width="6.24523849660pt" svg:height="6.34997796252pt" svg:x="47.28197167440pt" svg:y="42.51975870000pt" svg:viewBox="0 0 6 6" svg:d="M6.24524 0L6.06384 0L5.90836 0L5.75287 0L5.59739 0.0262396L5.44191 0.0524791L5.28642 0.0524791L5.13094 0.0787187L4.97546 0.131198L4.81998 0.157437L4.66449 0.183678L4.50901 0.236156L4.37944 0.288636L4.22396 0.314874L4.09438 0.367354L3.9389 0.419833L3.78343 0.498552L3.65385 0.551032L3.52428 0.62975L3.39471 0.682229L3.23923 0.760948L3.10967 0.839666L2.98009 0.918386L2.85052 0.997108L2.72095 1.07582L2.6173 1.15454L2.48773 1.23326L2.38407 1.33822L2.2545 1.44318L2.15086 1.54813L2.04719 1.65309L1.91763 1.73181L1.81396 1.83678L1.71032 1.96797L1.60666 2.07293L1.50301 2.17789L1.39935 2.30908L1.32161 2.41404L1.21795 2.54524L1.14021 2.6502L1.03656 2.78139L0.958814 2.9126L0.88107 3.0438L0.803329 3.17498L0.725588 3.30618L0.67376 3.43739L0.596018 3.59482L0.544191 3.72602L0.466449 3.85722L0.414621 4.01465L0.362794 4.14585L0.310967 4.30329L0.259138 4.46073L0.207311 4.59193L0.181396 4.74937L0.129569 4.9068L0.103656 5.06424L0.0777415 5.19544L0.0518277 5.37911L0.0259138 5.53656L0 5.66775L0 5.85142L0 6.00887L0 6.1663L0 6.34998L0.518277 6.34998L0.518277 6.1663L0.544191 6.03511L0.544191 5.87766L0.544191 5.74646L0.570104 5.58904L0.596018 5.45784L0.621932 5.30039L0.647846 5.1692L0.67376 5.038L0.699674 4.88056L0.751502 4.74937L0.777415 4.59193L0.829243 4.48697L0.88107 4.32953L0.906984 4.19833L0.958814 4.06713L1.03656 3.96218L1.08838 3.83098L1.14021 3.69978L1.21795 3.56858L1.26978 3.43739L1.34752 3.33242L1.42526 3.20122L1.50301 3.09627L1.58074 2.99132L1.65849 2.86012L1.73624 2.75515L1.81396 2.6502L1.91763 2.54524L1.99536 2.44028L2.09902 2.33532L2.17676 2.23036L2.28042 2.12541L2.38407 2.04669L2.48773 1.94173L2.59138 1.86302L2.69504 1.75805L2.82461 1.67933L2.92826 1.60061L3.03192 1.52189L3.13558 1.44318L3.26514 1.36446L3.39471 1.31198L3.49837 1.23326L3.62794 1.18078L3.75751 1.10206L3.86116 1.04958L4.01665 0.997108L4.14621 0.944627L4.27578 0.892146L4.40536 0.839666L4.53492 0.787187L4.66449 0.760948L4.79406 0.708469L4.92363 0.682229L5.07911 0.65599L5.20869 0.62975L5.36417 0.603511L5.49373 0.57727L5.62331 0.57727L5.77878 0.551032L5.93426 0.551032L6.08976 0.551032L6.24524 0.524791Z" calligra:nodeTypes="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6" draw:id="shape-6" draw:layer="" svg:width="6.14179117696pt" svg:height="6.34997796252pt" svg:x="54.08513306640pt" svg:y="42.51975870000pt" svg:viewBox="0 0 6 6" svg:d="M6.14179 6.34998L6.14179 6.1663L6.11621 6.00887L6.11621 5.85142L6.11621 5.66775L6.09062 5.53656L6.06502 5.37911L6.03943 5.22167L6.01384 5.06424L5.98825 4.9068L5.93707 4.74937L5.91148 4.59193L5.8603 4.46073L5.80911 4.30329L5.75793 4.14585L5.70675 4.01465L5.65557 3.85722L5.5788 3.72602L5.52761 3.59482L5.47644 3.43739L5.39966 3.30618L5.32289 3.17498L5.24611 3.0438L5.16935 2.9126L5.09257 2.78139L4.99021 2.6502L4.91344 2.54524L4.83667 2.41404L4.73429 2.30908L4.63194 2.17789L4.52958 2.07293L4.42721 1.96797L4.35044 1.83678L4.22249 1.73181L4.12012 1.65309L4.01776 1.54813L3.88981 1.44318L3.78743 1.33822L3.65948 1.23326L3.53153 1.15454L3.42917 1.07582L3.30121 0.997108L3.17326 0.918386L3.04531 0.839666L2.91736 0.760948L2.7894 0.682229L2.66144 0.62975L2.5079 0.551032L2.37995 0.498552L2.2264 0.419833L2.09845 0.367354L1.9705 0.314874L1.81696 0.288636L1.6634 0.236156L1.50986 0.183678L1.35631 0.157437L1.22835 0.131198L1.07481 0.0787187L0.921267 0.0524791L0.767724 0.0524791L0.614179 0.0262396L0.460634 0L0.30709 0L0.153544 0L0 0L0 0.524791L0.127954 0.551032L0.281499 0.551032L0.409453 0.551032L0.562998 0.57727L0.690953 0.57727L0.844497 0.603511L0.972449 0.62975L1.12599 0.65599L1.25395 0.682229L1.3819 0.708469L1.50986 0.760948L1.6634 0.787187L1.79136 0.839666L1.91931 0.892146L2.04726 0.944627L2.17521 0.997108L2.30318 1.04958L2.40554 1.10206L2.53349 1.18078L2.66144 1.23326L2.7894 1.31198L2.89177 1.36446L3.01972 1.44318L3.12207 1.52189L3.22444 1.60061L3.3524 1.67933L3.45476 1.75805L3.55713 1.86302L3.65948 1.94173L3.76184 2.04669L3.86422 2.12541L3.96658 2.23036L4.04335 2.33532L4.14571 2.44028L4.22249 2.54524L4.32485 2.6502L4.40162 2.75515L4.47839 2.86012L4.55516 2.99132L4.65753 3.09627L4.7087 3.20122L4.78548 3.33242L4.86226 3.43739L4.91344 3.56858L4.99021 3.69978L5.04139 3.83098L5.11816 3.96218L5.16935 4.06713L5.22052 4.19833L5.2717 4.32953L5.2973 4.48697L5.34848 4.59193L5.39966 4.74937L5.42526 4.88056L5.47644 5.038L5.50203 5.1692L5.50203 5.30039L5.55321 5.45784L5.55321 5.58904L5.5788 5.74646L5.5788 5.87766L5.60439 6.03511L5.60439 6.1663L5.60439 6.34998Z" calligra:nodeTypes="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4" xml:id="shape-7" draw:id="shape-7" draw:layer="" svg:width="15.95285948743pt" svg:height="3.49922658205pt" svg:x="73.58752905680pt" svg:y="66.44420959520pt" svg:viewBox="0 0 16 3" svg:d="M0 0L15.9529 0L15.9529 3.49923L0 3.49923Z" calligra:nodeTypes="ccccc">
            <draw:glue-point draw:id="4" svg:x="0.50000000000pt" svg:y="0.50000000000pt" draw:align="center"/>
            <draw:glue-point draw:id="5" svg:x="0.50000000000pt" svg:y="0.50000000000pt" draw:align="center"/>
          </draw:path>
          <draw:path draw:style-name="gr3" xml:id="shape-8" draw:id="shape-8" draw:layer="" svg:width="16.03160000000pt" svg:height="0.35435400000pt" svg:x="73.58752905680pt" svg:y="66.13239803140pt" svg:viewBox="0 0 16 0" svg:d="M16.0316 0.177177L15.72 0L0 0L0 0.354354L15.72 0.354354L16.0316 0.177177L16.0316 0L15.72 0Z" calligra:nodeTypes="ccccccccc">
            <draw:glue-point draw:id="4" svg:x="0.50000000000pt" svg:y="0.50000000000pt" draw:align="center"/>
            <draw:glue-point draw:id="5" svg:x="0.50000000000pt" svg:y="0.50000000000pt" draw:align="center"/>
          </draw:path>
          <draw:path draw:style-name="gr3" xml:id="shape-9" draw:id="shape-9" draw:layer="" svg:width="0.35435400000pt" svg:height="3.77034000000pt" svg:x="89.00802821200pt" svg:y="66.44420959520pt" svg:viewBox="0 0 0 4" svg:d="M0.16107 3.77034L0.354354 3.4698L0.354354 0L0 0L0 3.4698L0.16107 3.77034L0.354354 3.77034L0.354354 3.4698Z" calligra:nodeTypes="ccccccccc">
            <draw:glue-point draw:id="4" svg:x="0.50000000000pt" svg:y="0.50000000000pt" draw:align="center"/>
            <draw:glue-point draw:id="5" svg:x="0.50000000000pt" svg:y="0.50000000000pt" draw:align="center"/>
          </draw:path>
          <draw:path draw:style-name="gr3" xml:id="shape-10" draw:id="shape-10" draw:layer="" svg:width="16.03160000000pt" svg:height="0.35435400000pt" svg:x="73.30406399880pt" svg:y="69.73240426800pt" svg:viewBox="0 0 16 0" svg:d="M0 0.16107L0.283243 0.354354L16.0316 0.354354L16.0316 0L0.283243 0L0 0.16107L0 0.354354L0.283243 0.354354Z" calligra:nodeTypes="ccccccccc">
            <draw:glue-point draw:id="4" svg:x="0.50000000000pt" svg:y="0.50000000000pt" draw:align="center"/>
            <draw:glue-point draw:id="5" svg:x="0.50000000000pt" svg:y="0.50000000000pt" draw:align="center"/>
          </draw:path>
          <draw:path draw:style-name="gr3" xml:id="shape-11" draw:id="shape-11" draw:layer="" svg:width="0.35435400000pt" svg:height="3.77034000000pt" svg:x="73.30406399880pt" svg:y="66.13239803140pt" svg:viewBox="0 0 0 4" svg:d="M0.177177 0L0 0.273213L0 3.77034L0.354354 3.77034L0.354354 0.273213L0.177177 0L0 0L0 0.273213Z" calligra:nodeTypes="ccccccccc">
            <draw:glue-point draw:id="4" svg:x="0.50000000000pt" svg:y="0.50000000000pt" draw:align="center"/>
            <draw:glue-point draw:id="5" svg:x="0.50000000000pt" svg:y="0.50000000000pt" draw:align="center"/>
          </draw:path>
          <draw:path draw:style-name="gr4" xml:id="shape-12" draw:id="shape-12" draw:layer="" svg:width="13.01335630151pt" svg:height="12.12387504211pt" svg:x="73.89934062060pt" svg:y="54.17017258380pt" svg:viewBox="0 0 13 12" svg:d="M13.0134 3.04495L13.0134 12.1239L0 12.1239L0 0L11.4807 1.36883L11.5107 1.36883L11.5407 1.39676L11.6309 1.39676L11.721 1.4247L11.7812 1.45263L11.8412 1.45263L11.9014 1.48057L11.9616 1.5085L12.0216 1.53644L12.1118 1.56438L12.1718 1.59231L12.232 1.64818L12.3221 1.67611L12.3823 1.73198L12.4724 1.78786L12.5326 1.84373L12.5926 1.8996L12.6527 1.98339L12.7128 2.06721L12.7729 2.15101L12.833 2.23483L12.8631 2.31862L12.9232 2.43037L12.9533 2.54211L12.9833 2.65384L12.9833 2.7656L13.0134 2.90527Z" calligra:nodeTypes="ccccccccccccccccccccccccccccccccc">
            <draw:glue-point draw:id="4" svg:x="0.50000000000pt" svg:y="0.50000000000pt" draw:align="center"/>
            <draw:glue-point draw:id="5" svg:x="0.50000000000pt" svg:y="0.50000000000pt" draw:align="center"/>
          </draw:path>
          <draw:path draw:style-name="gr3" xml:id="shape-13" draw:id="shape-13" draw:layer="" svg:width="0.35435400000pt" svg:height="9.95977000000pt" svg:x="85.83321956240pt" svg:y="57.25994171600pt" svg:viewBox="0 0 0 10" svg:d="M0.16107 9.95977L0.354354 9.63273L0.354354 0L0 0L0 9.63273L0.16107 9.95977L0.354354 9.95977L0.354354 9.63273Z" calligra:nodeTypes="ccccccccc">
            <draw:glue-point draw:id="4" svg:x="0.50000000000pt" svg:y="0.50000000000pt" draw:align="center"/>
            <draw:glue-point draw:id="5" svg:x="0.50000000000pt" svg:y="0.50000000000pt" draw:align="center"/>
          </draw:path>
          <draw:path draw:style-name="gr3" xml:id="shape-14" draw:id="shape-14" draw:layer="" svg:width="12.07540000000pt" svg:height="0.35435400000pt" svg:x="73.61587556260pt" svg:y="66.13239803140pt" svg:viewBox="0 0 12 0" svg:d="M0 0.177177L0.272581 0.354354L12.0754 0.354354L12.0754 0L0.272581 0L0 0.177177L0 0.354354L0.272581 0.354354Z" calligra:nodeTypes="ccccccccc">
            <draw:glue-point draw:id="4" svg:x="0.50000000000pt" svg:y="0.50000000000pt" draw:align="center"/>
            <draw:glue-point draw:id="5" svg:x="0.50000000000pt" svg:y="0.50000000000pt" draw:align="center"/>
          </draw:path>
          <draw:path draw:style-name="gr3" xml:id="shape-15" draw:id="shape-15" draw:layer="" svg:width="0.32141000000pt" svg:height="12.23980000000pt" svg:x="73.61587556260pt" svg:y="53.83001451420pt" svg:viewBox="0 0 0 12" svg:d="M0.168357 0.0274435L0 0.301879L0 12.2398L0.32141 12.2398L0.32141 0.301879L0.168357 0.0274435L0 0L0 0.301879Z" calligra:nodeTypes="ccccccccc">
            <draw:glue-point draw:id="4" svg:x="0.50000000000pt" svg:y="0.50000000000pt" draw:align="center"/>
            <draw:glue-point draw:id="5" svg:x="0.50000000000pt" svg:y="0.50000000000pt" draw:align="center"/>
          </draw:path>
          <draw:path draw:style-name="gr3" xml:id="shape-16" draw:id="shape-16" draw:layer="" svg:width="10.54751042515pt" svg:height="1.93777105148pt" svg:x="73.84264760900pt" svg:y="53.88670752580pt" svg:viewBox="0 0 11 2" svg:d="M10.4652 1.93777L10.5475 1.36462L0.0547918 0L0 0.54585Z" calligra:nodeTypes="ccccc">
            <draw:glue-point draw:id="4" svg:x="0.50000000000pt" svg:y="0.50000000000pt" draw:align="center"/>
            <draw:glue-point draw:id="5" svg:x="0.50000000000pt" svg:y="0.50000000000pt" draw:align="center"/>
          </draw:path>
          <draw:path draw:style-name="gr3" xml:id="shape-17" draw:id="shape-17" draw:layer="" svg:width="1.19254006458pt" svg:height="1.93777105148pt" svg:x="84.67101282460pt" svg:y="55.27568631000pt" svg:viewBox="0 0 1 2" svg:d="M1.19254 1.93777L1.19254 1.85589L1.19254 1.77401L1.17361 1.69213L1.17361 1.63755L1.15469 1.55567L1.15469 1.47379L1.15469 1.41921L1.13575 1.36462L1.13575 1.28275L1.11683 1.22817L1.09789 1.17357L1.07897 1.0917L1.06004 1.03712L1.06004 0.982528L1.02218 0.927945L1.02218 0.873359L0.965386 0.791483L0.927534 0.682312L0.870747 0.627727L0.832887 0.54585L0.7761 0.463972L0.719312 0.409387L0.662524 0.354802L0.605736 0.300217L0.548948 0.245632L0.492161 0.21834L0.454301 0.163755L0.397514 0.136462L0.359656 0.10917L0.302868 0.0818775L0.265009 0.054585L0.227151 0.054585L0.151434 0.0272925L0.0946468 0L0.0567878 0L0.0378585 0L0 0.54585L0 0.54585L0.0189293 0.573142L0.0567878 0.573142L0.113575 0.600435L0.132505 0.600435L0.170363 0.627727L0.208221 0.655019L0.24608 0.655019L0.283939 0.682312L0.321797 0.709605L0.359656 0.736897L0.397514 0.764189L0.435373 0.818775L0.473232 0.846067L0.511089 0.900652L0.548948 0.955237L0.586807 0.982528L0.605736 1.03712L0.643595 1.11899L0.662524 1.17357L0.681456 1.20087L0.700381 1.25545L0.700381 1.28275L0.719312 1.31004L0.738244 1.36462L0.738244 1.39192L0.738244 1.4465L0.757169 1.50109L0.757169 1.52838L0.7761 1.58296L0.7761 1.63755L0.7761 1.69213L0.7761 1.74671L0.795034 1.8013L0.795034 1.85589L0.795034 1.91048L0.795034 1.93777L0.795034 1.91048L0.795034 1.93777Z" calligra:nodeTypes="cccccccccccccccccccccccccccccccccccccccccccccccccccccccccccccccccccccccccccccc">
            <draw:glue-point draw:id="4" svg:x="0.50000000000pt" svg:y="0.50000000000pt" draw:align="center"/>
            <draw:glue-point draw:id="5" svg:x="0.50000000000pt" svg:y="0.50000000000pt" draw:align="center"/>
          </draw:path>
          <draw:path draw:style-name="gr5" xml:id="shape-18" draw:id="shape-18" draw:layer="" svg:width="20.56887228293pt" svg:height="12.26157412892pt" svg:x="42.80322375800pt" svg:y="86.34345666680pt" svg:viewBox="0 0 21 12" svg:d="M19.3983 8.61622L12.0682 8.61622L12.0682 0L8.36133 0L8.36133 8.61622L1.14272 8.61622L1.08698 8.61622L1.03123 8.61622L0.975489 8.64383L0.919747 8.64383L0.864005 8.67145L0.808263 8.67145L0.75252 8.69907L0.696777 8.69907L0.641035 8.72668L0.585293 8.7543L0.557422 8.78191L0.50168 8.80953L0.445938 8.83715L0.418067 8.89238L0.362324 8.91999L0.334453 8.97523L0.306582 9.00284L0.25084 9.03046L0.22297 9.08569L0.195098 9.11331L0.167227 9.16854L0.139355 9.22377L0.111484 9.279L0.0836133 9.33424L0.0557422 9.36185L0.0557422 9.41708L0.0278711 9.47232L0.0278711 9.52755L0 9.58278L0 9.63801L0 9.69324L0 9.77613L0 11.1016L0 11.1569L0 11.2121L0 11.2673L0.0278711 11.3502L0.0278711 11.3779L0.0557422 11.433L0.0557422 11.4883L0.0836133 11.5436L0.111484 11.5988L0.139355 11.654L0.167227 11.6817L0.195098 11.7368L0.22297 11.792L0.25084 11.8197L0.306582 11.8748L0.334453 11.9025L0.362324 11.9578L0.418067 11.9854L0.445938 12.013L0.50168 12.0406L0.557422 12.0682L0.585293 12.1235L0.641035 12.1235L0.696777 12.1511L0.75252 12.1788L0.808263 12.2063L0.864005 12.2063L0.919747 12.2339L0.975489 12.2339L1.03123 12.2339L1.08698 12.2339L1.14272 12.2616L19.3983 12.2616L19.4819 12.2339L19.5377 12.2339L19.5934 12.2339L19.6492 12.2339L19.7049 12.2063L19.7606 12.2063L19.7884 12.1788L19.8721 12.1511L19.9279 12.1235L19.9558 12.1235L20.0115 12.0682L20.0393 12.0406L20.095 12.013L20.1508 11.9854L20.1787 11.9578L20.2345 11.9025L20.2623 11.8748L20.2902 11.8197L20.3181 11.792L20.3459 11.7368L20.4016 11.6817L20.4295 11.654L20.4573 11.5988L20.4853 11.5436L20.4853 11.4883L20.5132 11.433L20.5411 11.3779L20.5411 11.3502L20.5411 11.2673L20.5411 11.2121L20.5689 11.1569L20.5689 11.1016L20.5689 9.77613L20.5689 9.69324L20.5411 9.63801L20.5411 9.58278L20.5411 9.52755L20.5411 9.47232L20.5132 9.41708L20.4853 9.36185L20.4853 9.33424L20.4573 9.279L20.4295 9.22377L20.4016 9.16854L20.3459 9.11331L20.3181 9.08569L20.2902 9.03046L20.2623 9.00284L20.2345 8.97523L20.1787 8.91999L20.1508 8.89238L20.095 8.83715L20.0393 8.80953L20.0115 8.78191L19.9558 8.7543L19.9279 8.72668L19.8721 8.69907L19.7884 8.69907L19.7606 8.67145L19.7049 8.67145L19.6492 8.64383L19.5934 8.64383L19.5377 8.61622L19.4819 8.61622Z" calligra:nodeTypes="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19" draw:id="shape-19" draw:layer="" svg:width="7.48574000000pt" svg:height="0.35435400000pt" svg:x="54.76544920560pt" svg:y="94.90410141840pt" svg:viewBox="0 0 7 0" svg:d="M0 0.16107L0.273202 0.354354L7.48574 0.354354L7.48574 0L0.273202 0L0 0.16107L0 0.354354L0.273202 0.354354Z" calligra:nodeTypes="ccccccccc">
            <draw:glue-point draw:id="4" svg:x="0.50000000000pt" svg:y="0.50000000000pt" draw:align="center"/>
            <draw:glue-point draw:id="5" svg:x="0.50000000000pt" svg:y="0.50000000000pt" draw:align="center"/>
          </draw:path>
          <draw:path draw:style-name="gr3" xml:id="shape-20" draw:id="shape-20" draw:layer="" svg:width="0.35435400000pt" svg:height="9.25695000000pt" svg:x="54.76544920560pt" svg:y="86.05999160880pt" svg:viewBox="0 0 0 9" svg:d="M0.16107 0L0 0.286593L0 9.25695L0.354354 9.25695L0.354354 0.286593L0.16107 0L0.354354 0.286593L0.354354 0Z" calligra:nodeTypes="ccccccccc">
            <draw:glue-point draw:id="4" svg:x="0.50000000000pt" svg:y="0.50000000000pt" draw:align="center"/>
            <draw:glue-point draw:id="5" svg:x="0.50000000000pt" svg:y="0.50000000000pt" draw:align="center"/>
          </draw:path>
          <draw:path draw:style-name="gr3" xml:id="shape-21" draw:id="shape-21" draw:layer="" svg:width="4.05056000000pt" svg:height="0.35435400000pt" svg:x="51.02371044000pt" svg:y="86.05999160880pt" svg:viewBox="0 0 4 0" svg:d="M0 0.177177L0.283257 0.354354L4.05056 0.354354L4.05056 0L0.283257 0L0 0.177177L0.283257 0L0 0Z" calligra:nodeTypes="ccccccccc">
            <draw:glue-point draw:id="4" svg:x="0.50000000000pt" svg:y="0.50000000000pt" draw:align="center"/>
            <draw:glue-point draw:id="5" svg:x="0.50000000000pt" svg:y="0.50000000000pt" draw:align="center"/>
          </draw:path>
          <draw:path draw:style-name="gr3" xml:id="shape-22" draw:id="shape-22" draw:layer="" svg:width="0.35435400000pt" svg:height="9.31454000000pt" svg:x="51.02371044000pt" svg:y="86.34345666680pt" svg:viewBox="0 0 0 9" svg:d="M0.177177 9.31454L0.354354 8.99831L0.354354 0L0 0L0 8.99831L0.177177 9.31454L0.354354 9.31454L0.354354 8.99831Z" calligra:nodeTypes="ccccccccc">
            <draw:glue-point draw:id="4" svg:x="0.50000000000pt" svg:y="0.50000000000pt" draw:align="center"/>
            <draw:glue-point draw:id="5" svg:x="0.50000000000pt" svg:y="0.50000000000pt" draw:align="center"/>
          </draw:path>
          <draw:path draw:style-name="gr3" xml:id="shape-23" draw:id="shape-23" draw:layer="" svg:width="7.70018000000pt" svg:height="0.35435400000pt" svg:x="43.96543049580pt" svg:y="94.90410141840pt" svg:viewBox="0 0 8 0" svg:d="M0 0L0 0.354354L7.70018 0.354354L7.70018 0L0 0L0 0.354354Z" calligra:nodeTypes="ccccccc">
            <draw:glue-point draw:id="4" svg:x="0.50000000000pt" svg:y="0.50000000000pt" draw:align="center"/>
            <draw:glue-point draw:id="5" svg:x="0.50000000000pt" svg:y="0.50000000000pt" draw:align="center"/>
          </draw:path>
          <draw:path draw:style-name="gr3" xml:id="shape-24" draw:id="shape-24" draw:layer="" svg:width="2.18397094127pt" svg:height="2.36038049556pt" svg:x="42.51975870000pt" svg:y="94.90410141840pt" svg:viewBox="0 0 2 2" svg:d="M0.839992 2.36038L0.839992 2.2713L0.881991 2.18224L0.881991 2.13771L0.881991 2.04864L0.92399 1.95955L0.92399 1.91502L0.92399 1.87049L0.965991 1.78142L1.00799 1.73687L1.00799 1.69234L1.04999 1.60328L1.09199 1.55874L1.09199 1.51421L1.13398 1.42514L1.17599 1.3806L1.21799 1.33607L1.30199 1.29153L1.34398 1.247L1.38599 1.20246L1.42799 1.15793L1.51198 1.11338L1.55398 1.11338L1.59598 1.06885L1.63798 1.02432L1.72198 1.02432L1.76398 0.979781L1.84798 0.979781L1.88998 0.979781L1.97397 0.935245L2.01599 0.935245L2.09998 0.935245L2.18397 0.935245L2.18397 0L2.05799 0L1.97397 0L1.84798 0L1.72198 0.0445356L1.63798 0.0445356L1.51198 0.0890709L1.42799 0.133607L1.30199 0.178142L1.21799 0.222677L1.13398 0.267212L1.00799 0.311749L0.92399 0.400819L0.839992 0.445356L0.797991 0.534426L0.671994 0.578961L0.587994 0.668033L0.545995 0.757103L0.461995 0.846175L0.419996 0.935245L0.335996 1.02432L0.293997 1.11338L0.251997 1.20246L0.167999 1.33607L0.167999 1.42514L0.0839992 1.51421L0.0839992 1.64781L0.0419996 1.73687L0.0419996 1.87049L0 1.95955L0 2.09317L0 2.22677L0 2.36038Z" calligra:nodeTypes="ccccccccccccccccccccccccccccccccccccccccccccccccccccccccccccccccccc">
            <draw:glue-point draw:id="4" svg:x="0.50000000000pt" svg:y="0.50000000000pt" draw:align="center"/>
            <draw:glue-point draw:id="5" svg:x="0.50000000000pt" svg:y="0.50000000000pt" draw:align="center"/>
          </draw:path>
          <draw:path draw:style-name="gr3" xml:id="shape-25" draw:id="shape-25" draw:layer="" svg:width="0.32141000000pt" svg:height="1.85132000000pt" svg:x="42.51975870000pt" svg:y="96.37811972000pt" svg:viewBox="0 0 0 2" svg:d="M0 1.85132L0.32141 1.85132L0.32141 0L0 0L0 1.85132L0.32141 1.85132Z" calligra:nodeTypes="ccccccc">
            <draw:glue-point draw:id="4" svg:x="0.50000000000pt" svg:y="0.50000000000pt" draw:align="center"/>
            <draw:glue-point draw:id="5" svg:x="0.50000000000pt" svg:y="0.50000000000pt" draw:align="center"/>
          </draw:path>
          <draw:path draw:style-name="gr3" xml:id="shape-26" draw:id="shape-26" draw:layer="" svg:width="2.18397094127pt" svg:height="2.36038049556pt" svg:x="42.51975870000pt" svg:y="97.73875199840pt" svg:viewBox="0 0 2 2" svg:d="M2.18397 1.3806L2.09998 1.3806L2.01599 1.3806L1.97397 1.3806L1.88998 1.3806L1.84798 1.33607L1.76398 1.33607L1.72198 1.29153L1.63798 1.29153L1.59598 1.247L1.55398 1.247L1.51198 1.20246L1.42799 1.15793L1.38599 1.11338L1.34398 1.06885L1.30199 1.02432L1.21799 0.979781L1.17599 0.935245L1.13398 0.890709L1.09199 0.846175L1.09199 0.757103L1.04999 0.712568L1.00799 0.668033L1.00799 0.578961L0.965991 0.534426L0.92399 0.445356L0.92399 0.400819L0.92399 0.356284L0.881991 0.267212L0.881991 0.178142L0.881991 0.133607L0.839992 0.0445356L0.839992 0L0 0L0 0.0890709L0 0.222677L0 0.356284L0.0419996 0.445356L0.0419996 0.578961L0.0839992 0.668033L0.0839992 0.801638L0.167999 0.890709L0.167999 1.02432L0.251997 1.11338L0.293997 1.20246L0.335996 1.29153L0.419996 1.3806L0.461995 1.46967L0.545995 1.55874L0.587994 1.64781L0.671994 1.73687L0.797991 1.78142L0.839992 1.87049L0.92399 1.95955L1.00799 2.00408L1.13398 2.04864L1.21799 2.09317L1.30199 2.13771L1.42799 2.18224L1.51198 2.22677L1.63798 2.2713L1.72198 2.2713L1.84798 2.31585L1.97397 2.31585L2.05799 2.31585L2.18397 2.36038Z" calligra:nodeTypes="ccccccccccccccccccccccccccccccccccccccccccccccccccccccccccccccccccc">
            <draw:glue-point draw:id="4" svg:x="0.50000000000pt" svg:y="0.50000000000pt" draw:align="center"/>
            <draw:glue-point draw:id="5" svg:x="0.50000000000pt" svg:y="0.50000000000pt" draw:align="center"/>
          </draw:path>
          <draw:path draw:style-name="gr3" xml:id="shape-27" draw:id="shape-27" draw:layer="" svg:width="18.08840000000pt" svg:height="0.35435400000pt" svg:x="43.96543049580pt" svg:y="98.61749367820pt" svg:viewBox="0 0 18 0" svg:d="M18.0884 0.354354L18.0884 0L0 0L0 0.354354L18.0884 0.354354L18.0884 0Z" calligra:nodeTypes="ccccccc">
            <draw:glue-point draw:id="4" svg:x="0.50000000000pt" svg:y="0.50000000000pt" draw:align="center"/>
            <draw:glue-point draw:id="5" svg:x="0.50000000000pt" svg:y="0.50000000000pt" draw:align="center"/>
          </draw:path>
          <draw:path draw:style-name="gr3" xml:id="shape-28" draw:id="shape-28" draw:layer="" svg:width="2.18397094127pt" svg:height="2.36038049556pt" svg:x="62.53239179480pt" svg:y="97.73875199840pt" svg:viewBox="0 0 2 2" svg:d="M1.30199 0L1.30199 0.0445356L1.30199 0.133607L1.30199 0.178142L1.30199 0.267212L1.25999 0.356284L1.21799 0.400819L1.21799 0.445356L1.21799 0.534426L1.17599 0.578961L1.13398 0.668033L1.09199 0.712568L1.09199 0.757103L1.04999 0.846175L1.00799 0.890709L0.965991 0.935245L0.92399 0.979781L0.881991 1.02432L0.839992 1.06885L0.797991 1.11338L0.713992 1.15793L0.671994 1.20246L0.587994 1.247L0.545995 1.247L0.503996 1.29153L0.419996 1.29153L0.377995 1.33607L0.335996 1.33607L0.251997 1.3806L0.167999 1.3806L0.125999 1.3806L0.0419996 1.3806L0 1.3806L0 2.36038L0.0839992 2.31585L0.209998 2.31585L0.335996 2.31585L0.419996 2.2713L0.545995 2.2713L0.671994 2.22677L0.755992 2.18224L0.839992 2.13771L0.92399 2.09317L1.04999 2.04864L1.13398 2.00408L1.21799 1.95955L1.30199 1.87049L1.38599 1.78142L1.46999 1.73687L1.55398 1.64781L1.63798 1.55874L1.67999 1.46967L1.76398 1.3806L1.80598 1.29153L1.84798 1.20246L1.93197 1.11338L1.97397 1.02432L2.01599 0.890709L2.05799 0.801638L2.09998 0.668033L2.09998 0.578961L2.14197 0.445356L2.14197 0.356284L2.18397 0.222677L2.18397 0.0890709L2.18397 0Z" calligra:nodeTypes="ccccccccccccccccccccccccccccccccccccccccccccccccccccccccccccccccccc">
            <draw:glue-point draw:id="4" svg:x="0.50000000000pt" svg:y="0.50000000000pt" draw:align="center"/>
            <draw:glue-point draw:id="5" svg:x="0.50000000000pt" svg:y="0.50000000000pt" draw:align="center"/>
          </draw:path>
          <draw:path draw:style-name="gr3" xml:id="shape-29" draw:id="shape-29" draw:layer="" svg:width="0.32141000000pt" svg:height="1.85132000000pt" svg:x="63.41113347460pt" svg:y="96.37811972000pt" svg:viewBox="0 0 0 2" svg:d="M0.32141 0L0 0L0 1.85132L0.32141 1.85132L0.32141 0L0 0Z" calligra:nodeTypes="ccccccc">
            <draw:glue-point draw:id="4" svg:x="0.50000000000pt" svg:y="0.50000000000pt" draw:align="center"/>
            <draw:glue-point draw:id="5" svg:x="0.50000000000pt" svg:y="0.50000000000pt" draw:align="center"/>
          </draw:path>
          <draw:path draw:style-name="gr3" xml:id="shape-30" draw:id="shape-30" draw:layer="" svg:width="2.18397094127pt" svg:height="2.36038049556pt" svg:x="62.53239179480pt" svg:y="94.90410141840pt" svg:viewBox="0 0 2 2" svg:d="M0 0.935245L0.0419996 0.935245L0.125999 0.935245L0.167999 0.935245L0.251997 0.979781L0.293997 0.979781L0.377995 0.979781L0.419996 1.02432L0.503996 1.02432L0.545995 1.06885L0.587994 1.11338L0.671994 1.11338L0.713992 1.15793L0.797991 1.20246L0.839992 1.247L0.881991 1.29153L0.92399 1.33607L0.965991 1.3806L1.00799 1.42514L1.04999 1.51421L1.09199 1.55874L1.09199 1.60328L1.13398 1.69234L1.17599 1.73687L1.21799 1.78142L1.21799 1.82595L1.21799 1.91502L1.25999 1.95955L1.30199 2.04864L1.30199 2.13771L1.30199 2.18224L1.30199 2.2713L1.30199 2.36038L2.18397 2.36038L2.18397 2.22677L2.18397 2.09317L2.14197 1.95955L2.14197 1.87049L2.09998 1.73687L2.09998 1.64781L2.05799 1.51421L2.01599 1.42514L1.97397 1.29153L1.93197 1.20246L1.84798 1.11338L1.80598 1.02432L1.76398 0.935245L1.67999 0.846175L1.63798 0.757103L1.55398 0.668033L1.46999 0.578961L1.38599 0.534426L1.30199 0.445356L1.21799 0.400819L1.13398 0.311749L1.04999 0.267212L0.92399 0.222677L0.839992 0.178142L0.755992 0.133607L0.671994 0.0890709L0.545995 0.0445356L0.419996 0.0445356L0.335996 0L0.209998 0L0.0839992 0L0 0Z" calligra:nodeTypes="ccccccccccccccccccccccccccccccccccccccccccccccccccccccccccccccccccc">
            <draw:glue-point draw:id="4" svg:x="0.50000000000pt" svg:y="0.50000000000pt" draw:align="center"/>
            <draw:glue-point draw:id="5" svg:x="0.50000000000pt" svg:y="0.50000000000pt" draw:align="center"/>
          </draw:path>
          <draw:path draw:style-name="gr5" xml:id="shape-31" draw:id="shape-31" draw:layer="" svg:width="20.01622704323pt" svg:height="27.20311929613pt" svg:x="43.39850037980pt" svg:y="58.98907856980pt" svg:viewBox="0 0 20 27" svg:d="M18.7602 23.1113L3.90495 23.1113L3.90495 1.26985L3.90495 1.21341L3.90495 1.12876L3.90495 1.07232L3.90495 1.01589L3.87764 0.959444L3.87764 0.903007L3.85034 0.81835L3.82303 0.790131L3.79572 0.705474L3.76842 0.649036L3.74111 0.620817L3.7138 0.53616L3.6865 0.507942L3.63188 0.451503L3.60456 0.423285L3.54996 0.366846L3.49534 0.310408L3.46803 0.282189L3.41342 0.253971L3.3588 0.197533L3.3315 0.169314L3.27688 0.141095L3.22227 0.112876L3.14035 0.0846568L3.08573 0.0564379L3.03112 0.0282189L2.97649 0.0282189L2.92189 0.0282189L2.86727 0L2.81266 0L2.73073 0L2.67613 0L1.22883 0L1.14691 0L1.09229 0L1.03769 0L0.983062 0.0282189L0.901143 0.0282189L0.846528 0.0282189L0.791913 0.0564379L0.737299 0.0846568L0.682684 0.112876L0.628069 0.141095L0.573455 0.169314L0.51884 0.197533L0.464225 0.253971L0.436917 0.282189L0.382303 0.310408L0.354996 0.366846L0.300381 0.423285L0.273073 0.451503L0.218459 0.507942L0.191152 0.53616L0.163844 0.620817L0.136537 0.649036L0.109229 0.705474L0.0819221 0.790131L0.0546147 0.81835L0.0273073 0.903007L0 0.959444L0 1.01589L0 1.07232L0 1.12876L0 1.21341L0 1.26985L0 25.905L0 25.9614L0 26.0461L0 26.1025L0 26.159L0 26.2154L0.0273073 26.2719L0.0546147 26.3565L0.0819221 26.3847L0.109229 26.4693L0.136537 26.5259L0.163844 26.5541L0.191152 26.6104L0.218459 26.6669L0.273073 26.7234L0.300381 26.7516L0.354996 26.808L0.382303 26.8363L0.436917 26.8926L0.464225 26.9208L0.51884 26.9491L0.573455 27.0056L0.628069 27.0338L0.682684 27.062L0.737299 27.0902L0.791913 27.1184L0.846528 27.1184L0.901143 27.1466L0.983062 27.1466L1.03769 27.1749L1.09229 27.1749L1.14691 27.1749L1.22883 27.2031L2.67613 27.2031L18.7602 27.2031L18.842 27.1749L18.8967 27.1749L18.9513 27.1749L19.0333 27.1466L19.0879 27.1466L19.1424 27.1184L19.1698 27.1184L19.2517 27.0902L19.3063 27.062L19.3609 27.0338L19.4156 27.0056L19.4428 26.9491L19.4974 26.9208L19.5521 26.8926L19.6067 26.8363L19.634 26.808L19.6886 26.7516L19.7159 26.7234L19.7433 26.6669L19.7706 26.6104L19.8252 26.5541L19.8525 26.5259L19.8797 26.4693L19.9071 26.3847L19.9071 26.3565L19.9343 26.2719L19.9617 26.2154L19.9617 26.159L19.989 26.1025L19.989 26.0461L20.0162 25.9614L20.0162 25.905L20.0162 24.3812L20.0162 24.3247L19.989 24.2683L19.989 24.2119L19.9617 24.1271L19.9617 24.0708L19.9343 24.0144L19.9071 23.9579L19.9071 23.9014L19.8797 23.8168L19.8525 23.7886L19.8252 23.7322L19.7706 23.6756L19.7433 23.6192L19.7159 23.5629L19.6886 23.5347L19.634 23.4782L19.6067 23.4499L19.5521 23.3935L19.4974 23.3653L19.4428 23.337L19.4156 23.3088L19.3609 23.2525L19.3063 23.2242L19.2517 23.196L19.1698 23.196L19.1424 23.1677L19.0879 23.1395L19.0333 23.1395L18.9513 23.1113L18.8967 23.1113L18.842 23.1113Z" calligra:nodeTypes="ccccccccccccccccccccccccccccccccccccccccccc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32" draw:id="shape-32" draw:layer="" svg:width="15.35780000000pt" svg:height="0.35435400000pt" svg:x="47.16858565120pt" svg:y="81.92140176200pt" svg:viewBox="0 0 15 0" svg:d="M0 0.16107L0.277216 0.354354L15.3578 0.354354L15.3578 0L0.277216 0L0 0.16107L0 0.354354L0.277216 0.354354Z" calligra:nodeTypes="ccccccccc">
            <draw:glue-point draw:id="4" svg:x="0.50000000000pt" svg:y="0.50000000000pt" draw:align="center"/>
            <draw:glue-point draw:id="5" svg:x="0.50000000000pt" svg:y="0.50000000000pt" draw:align="center"/>
          </draw:path>
          <draw:path draw:style-name="gr3" xml:id="shape-33" draw:id="shape-33" draw:layer="" svg:width="0.35435400000pt" svg:height="21.82400000000pt" svg:x="47.16858565120pt" svg:y="60.29301783660pt" svg:viewBox="0 0 0 22" svg:d="M0.354354 0L0 0L0 21.824L0.354354 21.824L0.354354 0L0 0Z" calligra:nodeTypes="ccccccc">
            <draw:glue-point draw:id="4" svg:x="0.50000000000pt" svg:y="0.50000000000pt" draw:align="center"/>
            <draw:glue-point draw:id="5" svg:x="0.50000000000pt" svg:y="0.50000000000pt" draw:align="center"/>
          </draw:path>
          <draw:path draw:style-name="gr3" xml:id="shape-34" draw:id="shape-34" draw:layer="" svg:width="1.58740195004pt" svg:height="1.58740195004pt" svg:x="46.17645794820pt" svg:y="58.70561351180pt" svg:viewBox="0 0 2 2" svg:d="M0 0.584835L0.0556985 0.584835L0.0835479 0.584835L0.139247 0.584835L0.194944 0.584835L0.250644 0.612684L0.278493 0.612684L0.334191 0.640535L0.389891 0.668383L0.41774 0.668383L0.473437 0.696232L0.501288 0.724081L0.556985 0.751931L0.584835 0.77978L0.612684 0.807629L0.668383 0.835479L0.696232 0.863328L0.724081 0.891177L0.751931 0.946876L0.77978 0.974725L0.807629 1.00257L0.835479 1.05827L0.863328 1.08612L0.891177 1.14182L0.891177 1.19752L0.919027 1.22536L0.946876 1.28106L0.946876 1.33677L0.974725 1.36461L0.974725 1.42031L0.974725 1.47601L0.974725 1.53171L0.974725 1.5874L1.5874 1.5874L1.5874 1.50387L1.55957 1.42031L1.55957 1.33677L1.53171 1.25321L1.53171 1.16967L1.50387 1.08612L1.47601 1.03042L1.44817 0.946876L1.42031 0.891177L1.39247 0.807629L1.33677 0.751931L1.30891 0.668383L1.25321 0.612684L1.19752 0.556985L1.16967 0.501288L1.11397 0.445588L1.05827 0.389891L1.00257 0.334191L0.946876 0.306343L0.863328 0.250644L0.807629 0.222795L0.751931 0.167096L0.668383 0.139247L0.612684 0.111397L0.529137 0.0835479L0.473437 0.0556985L0.389891 0.0278493L0.306343 0.0278493L0.222795 0L0.139247 0L0.0556985 0L0 0Z" calligra:nodeTypes="ccccccccccccccccccccccccccccccccccccccccccccccccccccccccccccccccccc">
            <draw:glue-point draw:id="4" svg:x="0.50000000000pt" svg:y="0.50000000000pt" draw:align="center"/>
            <draw:glue-point draw:id="5" svg:x="0.50000000000pt" svg:y="0.50000000000pt" draw:align="center"/>
          </draw:path>
          <draw:path draw:style-name="gr3" xml:id="shape-35" draw:id="shape-35" draw:layer="" svg:width="1.12855000000pt" svg:height="0.35435400000pt" svg:x="44.67409314080pt" svg:y="58.70561351180pt" svg:viewBox="0 0 1 0" svg:d="M0 0L0 0.354354L1.12855 0.354354L1.12855 0L0 0L0 0.354354Z" calligra:nodeTypes="ccccccc">
            <draw:glue-point draw:id="4" svg:x="0.50000000000pt" svg:y="0.50000000000pt" draw:align="center"/>
            <draw:glue-point draw:id="5" svg:x="0.50000000000pt" svg:y="0.50000000000pt" draw:align="center"/>
          </draw:path>
          <draw:path draw:style-name="gr3" xml:id="shape-36" draw:id="shape-36" draw:layer="" svg:width="1.58740195004pt" svg:height="1.58740195004pt" svg:x="43.08668881600pt" svg:y="58.70561351180pt" svg:viewBox="0 0 2 2" svg:d="M0.584835 1.5874L0.584835 1.53171L0.584835 1.47601L0.584835 1.42031L0.612684 1.36461L0.612684 1.33677L0.640535 1.28106L0.640535 1.22536L0.668383 1.19752L0.696232 1.14182L0.696232 1.08612L0.724081 1.05827L0.751931 1.00257L0.77978 0.974725L0.807629 0.946876L0.835479 0.919027L0.863328 0.863328L0.919027 0.835479L0.946876 0.807629L1.00257 0.77978L1.03042 0.751931L1.05827 0.724081L1.11397 0.696232L1.14182 0.668383L1.19752 0.668383L1.22536 0.640535L1.28106 0.612684L1.33677 0.612684L1.36461 0.584835L1.42031 0.584835L1.47601 0.584835L1.53171 0.584835L1.5874 0.584835L1.5874 0L1.50387 0L1.42031 0L1.33677 0L1.25321 0.0278493L1.16967 0.0278493L1.11397 0.0556985L1.03042 0.0835479L0.946876 0.111397L0.891177 0.139247L0.807629 0.167096L0.751931 0.222795L0.696232 0.250644L0.640535 0.306343L0.584835 0.334191L0.501288 0.389891L0.445588 0.445588L0.389891 0.501288L0.362041 0.556985L0.306343 0.612684L0.250644 0.668383L0.222795 0.751931L0.167096 0.807629L0.139247 0.891177L0.111397 0.946876L0.0835479 1.03042L0.0556985 1.08612L0.0278493 1.16967L0.0278493 1.25321L0 1.33677L0 1.42031L0 1.50387L0 1.5874Z" calligra:nodeTypes="ccccccccccccccccccccccccccccccccccccccccccccccccccccccccccccccccccc">
            <draw:glue-point draw:id="4" svg:x="0.50000000000pt" svg:y="0.50000000000pt" draw:align="center"/>
            <draw:glue-point draw:id="5" svg:x="0.50000000000pt" svg:y="0.50000000000pt" draw:align="center"/>
          </draw:path>
          <draw:path draw:style-name="gr3" xml:id="shape-37" draw:id="shape-37" draw:layer="" svg:width="0.35435400000pt" svg:height="24.43950000000pt" svg:x="43.08668881600pt" svg:y="60.29301783660pt" svg:viewBox="0 0 0 24" svg:d="M0 24.4395L0.354354 24.4395L0.354354 0L0 0L0 24.4395L0.354354 24.4395Z" calligra:nodeTypes="ccccccc">
            <draw:glue-point draw:id="4" svg:x="0.50000000000pt" svg:y="0.50000000000pt" draw:align="center"/>
            <draw:glue-point draw:id="5" svg:x="0.50000000000pt" svg:y="0.50000000000pt" draw:align="center"/>
          </draw:path>
          <draw:path draw:style-name="gr3" xml:id="shape-38" draw:id="shape-38" draw:layer="" svg:width="1.58740195004pt" svg:height="1.58740195004pt" svg:x="43.08668881600pt" svg:y="85.01117089420pt" svg:viewBox="0 0 2 2" svg:d="M1.5874 0.974725L1.53171 0.974725L1.47601 0.974725L1.42031 0.974725L1.36461 0.974725L1.33677 0.946876L1.28106 0.946876L1.22536 0.919027L1.19752 0.891177L1.14182 0.891177L1.11397 0.863328L1.05827 0.835479L1.03042 0.807629L1.00257 0.77978L0.946876 0.751931L0.919027 0.724081L0.863328 0.696232L0.835479 0.640535L0.807629 0.612684L0.77978 0.584835L0.751931 0.556985L0.724081 0.501288L0.696232 0.473437L0.696232 0.41774L0.668383 0.389891L0.640535 0.334191L0.640535 0.278493L0.612684 0.222795L0.612684 0.194944L0.584835 0.139247L0.584835 0.0835479L0.584835 0.0278493L0.584835 0L0 0L0 0.0556985L0 0.139247L0 0.222795L0.0278493 0.306343L0.0278493 0.389891L0.0556985 0.445588L0.0835479 0.529137L0.111397 0.612684L0.139247 0.668383L0.167096 0.751931L0.222795 0.807629L0.250644 0.863328L0.306343 0.946876L0.362041 1.00257L0.389891 1.05827L0.445588 1.11397L0.501288 1.16967L0.584835 1.19752L0.640535 1.25321L0.696232 1.30891L0.751931 1.33677L0.807629 1.36461L0.891177 1.42031L0.946876 1.44817L1.03042 1.47601L1.11397 1.50387L1.19752 1.53171L1.25321 1.53171L1.33677 1.55957L1.42031 1.55957L1.50387 1.55957L1.5874 1.5874Z" calligra:nodeTypes="ccccccccccccccccccccccccccccccccccccccccccccccccccccccccccccccccccc">
            <draw:glue-point draw:id="4" svg:x="0.50000000000pt" svg:y="0.50000000000pt" draw:align="center"/>
            <draw:glue-point draw:id="5" svg:x="0.50000000000pt" svg:y="0.50000000000pt" draw:align="center"/>
          </draw:path>
          <draw:path draw:style-name="gr3" xml:id="shape-39" draw:id="shape-39" draw:layer="" svg:width="1.12855000000pt" svg:height="0.35435400000pt" svg:x="44.67409314080pt" svg:y="86.00329859720pt" svg:viewBox="0 0 1 0" svg:d="M1.12855 0.354354L1.12855 0L0 0L0 0.354354L1.12855 0.354354L1.12855 0Z" calligra:nodeTypes="ccccccc">
            <draw:glue-point draw:id="4" svg:x="0.50000000000pt" svg:y="0.50000000000pt" draw:align="center"/>
            <draw:glue-point draw:id="5" svg:x="0.50000000000pt" svg:y="0.50000000000pt" draw:align="center"/>
          </draw:path>
          <draw:path draw:style-name="gr3" xml:id="shape-40" draw:id="shape-40" draw:layer="" svg:width="16.34190000000pt" svg:height="0.35435400000pt" svg:x="46.17645794820pt" svg:y="86.00329859720pt" svg:viewBox="0 0 16 0" svg:d="M16.3419 0.354354L16.3419 0L0 0L0 0.354354L16.3419 0.354354L16.3419 0Z" calligra:nodeTypes="ccccccc">
            <draw:glue-point draw:id="4" svg:x="0.50000000000pt" svg:y="0.50000000000pt" draw:align="center"/>
            <draw:glue-point draw:id="5" svg:x="0.50000000000pt" svg:y="0.50000000000pt" draw:align="center"/>
          </draw:path>
          <draw:path draw:style-name="gr3" xml:id="shape-41" draw:id="shape-41" draw:layer="" svg:width="1.58740195004pt" svg:height="1.58740195004pt" svg:x="62.84420335860pt" svg:y="85.01117089420pt" svg:viewBox="0 0 2 2" svg:d="M0.974725 0L0.974725 0.0278493L0.974725 0.0835479L0.974725 0.139247L0.974725 0.194944L0.974725 0.222795L0.946876 0.278493L0.919027 0.334191L0.919027 0.389891L0.891177 0.41774L0.863328 0.473437L0.835479 0.501288L0.807629 0.556985L0.807629 0.584835L0.751931 0.612684L0.724081 0.640535L0.696232 0.696232L0.668383 0.724081L0.612684 0.751931L0.584835 0.77978L0.556985 0.807629L0.501288 0.835479L0.473437 0.863328L0.41774 0.891177L0.389891 0.891177L0.334191 0.919027L0.278493 0.946876L0.250644 0.946876L0.194944 0.974725L0.139247 0.974725L0.111397 0.974725L0.0556985 0.974725L0 0.974725L0 1.5874L0.0835479 1.55957L0.167096 1.55957L0.222795 1.55957L0.306343 1.53171L0.389891 1.53171L0.473437 1.50387L0.556985 1.47601L0.612684 1.44817L0.696232 1.42031L0.751931 1.36461L0.807629 1.33677L0.891177 1.30891L0.946876 1.25321L1.00257 1.19752L1.05827 1.16967L1.11397 1.11397L1.16967 1.05827L1.22536 1.00257L1.25321 0.946876L1.30891 0.863328L1.33677 0.807629L1.39247 0.751931L1.42031 0.668383L1.44817 0.612684L1.47601 0.529137L1.50387 0.445588L1.53171 0.389891L1.53171 0.306343L1.55957 0.222795L1.55957 0.139247L1.5874 0.0556985L1.5874 0Z" calligra:nodeTypes="ccccccccccccccccccccccccccccccccccccccccccccccccccccccccccccccccccc">
            <draw:glue-point draw:id="4" svg:x="0.50000000000pt" svg:y="0.50000000000pt" draw:align="center"/>
            <draw:glue-point draw:id="5" svg:x="0.50000000000pt" svg:y="0.50000000000pt" draw:align="center"/>
          </draw:path>
          <draw:path draw:style-name="gr3" xml:id="shape-42" draw:id="shape-42" draw:layer="" svg:width="0.35435400000pt" svg:height="1.12855000000pt" svg:x="63.83633106160pt" svg:y="83.48045958100pt" svg:viewBox="0 0 0 1" svg:d="M0.354354 0L0 0L0 1.12855L0.354354 1.12855L0.354354 0L0 0Z" calligra:nodeTypes="ccccccc">
            <draw:glue-point draw:id="4" svg:x="0.50000000000pt" svg:y="0.50000000000pt" draw:align="center"/>
            <draw:glue-point draw:id="5" svg:x="0.50000000000pt" svg:y="0.50000000000pt" draw:align="center"/>
          </draw:path>
          <draw:path draw:style-name="gr3" xml:id="shape-43" draw:id="shape-43" draw:layer="" svg:width="1.58740195004pt" svg:height="1.58740195004pt" svg:x="62.84420335860pt" svg:y="81.92140176200pt" svg:viewBox="0 0 2 2" svg:d="M0 0.584835L0.0556985 0.584835L0.111397 0.584835L0.139247 0.584835L0.194944 0.612684L0.250644 0.612684L0.278493 0.612684L0.334191 0.640535L0.389891 0.668383L0.41774 0.668383L0.473437 0.696232L0.501288 0.724081L0.556985 0.751931L0.584835 0.77978L0.612684 0.807629L0.668383 0.835479L0.696232 0.863328L0.724081 0.891177L0.751931 0.946876L0.807629 0.974725L0.807629 1.03042L0.835479 1.05827L0.863328 1.11397L0.891177 1.14182L0.919027 1.19752L0.919027 1.22536L0.946876 1.28106L0.974725 1.33677L0.974725 1.36461L0.974725 1.42031L0.974725 1.47601L0.974725 1.53171L0.974725 1.5874L1.5874 1.5874L1.5874 1.50387L1.55957 1.42031L1.55957 1.33677L1.53171 1.25321L1.53171 1.16967L1.50387 1.11397L1.47601 1.03042L1.44817 0.946876L1.42031 0.891177L1.39247 0.807629L1.33677 0.751931L1.30891 0.696232L1.25321 0.612684L1.22536 0.556985L1.16967 0.501288L1.11397 0.445588L1.05827 0.389891L1.00257 0.334191L0.946876 0.306343L0.891177 0.250644L0.807629 0.222795L0.751931 0.167096L0.696232 0.139247L0.612684 0.111397L0.556985 0.0835479L0.473437 0.0556985L0.389891 0.0278493L0.306343 0.0278493L0.222795 0L0.167096 0L0.0835479 0L0 0Z" calligra:nodeTypes="ccccccccccccccccccccccccccccccccccccccccccccccccccccccccccccccccccc">
            <draw:glue-point draw:id="4" svg:x="0.50000000000pt" svg:y="0.50000000000pt" draw:align="center"/>
            <draw:glue-point draw:id="5" svg:x="0.50000000000pt" svg:y="0.50000000000pt" draw:align="center"/>
          </draw:path>
          <draw:path draw:style-name="gr2" xml:id="shape-44" draw:id="shape-44" draw:layer="" svg:width="24.64032357854pt" svg:height="26.43114584734pt" svg:x="47.48039721500pt" svg:y="56.29616051880pt" svg:viewBox="0 0 25 26" svg:d="M11.8628 0.946017L23.7828 9.63218L23.8686 9.71817L23.9829 9.80418L24.0687 9.91885L24.1259 10.0049L24.2115 10.1195L24.2688 10.2055L24.3259 10.3202L24.3831 10.4349L24.4403 10.5495L24.4975 10.6642L24.5261 10.8075L24.5546 10.9222L24.5832 11.0655L24.6117 11.1802L24.6117 11.2375L24.6117 11.3235L24.6117 11.3809L24.6403 11.4669L24.6117 11.5815L24.6117 11.6962L24.5832 11.8109L24.5832 11.9256L24.5546 12.0402L24.4975 12.1549L24.4689 12.2983L24.4117 12.3842L24.3831 12.499L24.3259 12.6135L24.2688 12.6996L24.2115 12.8142L24.1259 12.9002L24.0687 12.9862L24.0115 13.0722L23.9257 13.1583L23.84 13.2443L23.7257 13.3015L23.6399 13.3876L23.5541 13.4449L23.4684 13.5023L23.3826 13.5596L23.2683 13.6169L23.1539 13.6743L23.0397 13.7029L22.9253 13.7603L22.8109 13.7889L22.7252 13.8176L22.5823 13.8176L22.4679 13.8463L22.3537 13.8463L22.2107 13.8463L22.1535 13.8463L22.0677 13.8463L21.982 13.8463L21.8962 13.8176L21.8105 13.8176L21.7247 13.8176L21.6389 13.7889L21.5532 13.7603L21.4674 13.7315L21.3817 13.7029L21.2958 13.6743L21.2102 13.6455L21.1245 13.6169L21.0386 13.5596L20.9529 13.5309L20.8671 13.5023L10.8909 7.28147L10.9195 18.5477L16.8367 18.5477L16.8081 26.4311L0 26.3738L0 1.89203L0 1.86336L0.0285851 1.80603L0.0571702 1.72004L0.142926 1.5767L0.171511 1.51936L0.228681 1.46202L0.285851 1.37603L0.371607 1.29002L0.428777 1.20402L0.514532 1.11802L0.600288 1.03202L0.714628 0.946017L0.828969 0.860016L0.94331 0.774014L1.08624 0.659346L1.20057 0.573343L1.37208 0.51601L1.51501 0.430007L1.68652 0.344006L1.88662 0.286673L2.05812 0.229337L2.25823 0.172004L2.48692 0.114669L2.71558 0.0573343L2.94427 0.0286673L3.23012 0L3.48738 0L3.77324 0L9.51885 0L9.54743 0L9.69036 0L9.8047 0.0286673L9.91904 0.0573343L10.0619 0.0860016L10.2335 0.143336L10.3763 0.172004L10.5765 0.258005L10.6623 0.286673L10.7479 0.315338L10.8624 0.372674L10.9767 0.430007L11.0625 0.458675L11.1767 0.51601L11.2912 0.573343L11.4055 0.659346L11.5198 0.71668L11.6341 0.774014L11.7485 0.860016Z" calligra:nodeTypes="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45" draw:id="shape-45" draw:layer="" svg:width="12.65572345748pt" svg:height="9.28689064501pt" svg:x="59.07411808720pt" svg:y="57.00482316380pt" svg:viewBox="0 0 13 9" svg:d="M12.6557 8.79506L12.6262 8.76612L0.353181 0L0 0.491828L12.2731 9.28689L12.6557 8.79506L12.6262 8.79506L12.6262 8.76612Z" calligra:nodeTypes="ccccccccc">
            <draw:glue-point draw:id="4" svg:x="0.50000000000pt" svg:y="0.50000000000pt" draw:align="center"/>
            <draw:glue-point draw:id="5" svg:x="0.50000000000pt" svg:y="0.50000000000pt" draw:align="center"/>
          </draw:path>
          <draw:path draw:style-name="gr3" xml:id="shape-46" draw:id="shape-46" draw:layer="" svg:width="1.44544081603pt" svg:height="2.05088085952pt" svg:x="70.86626450000pt" svg:y="65.62216092700pt" svg:viewBox="0 0 1 2" svg:d="M1.44544 2.05088L1.44544 1.96542L1.44544 1.87998L1.44544 1.82301L1.41469 1.73755L1.38393 1.59513L1.35318 1.4527L1.32243 1.31029L1.26091 1.16786L1.23016 1.02544L1.16866 0.88302L1.07639 0.769081L1.01488 0.62666L0.92262 0.51272L0.830358 0.398783L0.738096 0.284845L0.61508 0.170907L0.522818 0.0854535L0.399802 0L0 0.427268L0.061508 0.51272L0.153771 0.598175L0.246032 0.683628L0.30754 0.769081L0.399802 0.854535L0.461311 0.939989L0.492064 1.05393L0.553572 1.13938L0.61508 1.25331L0.645834 1.33877L0.707342 1.4527L0.707342 1.56665L0.738096 1.68059L0.768851 1.79453L0.768851 1.85149L0.768851 1.90846L0.768851 1.99392L0.768851 2.05088Z" calligra:nodeTypes="ccccccccccccccccccccccccccccccccccccccc">
            <draw:glue-point draw:id="4" svg:x="0.50000000000pt" svg:y="0.50000000000pt" draw:align="center"/>
            <draw:glue-point draw:id="5" svg:x="0.50000000000pt" svg:y="0.50000000000pt" draw:align="center"/>
          </draw:path>
          <draw:path draw:style-name="gr3" xml:id="shape-47" draw:id="shape-47" draw:layer="" svg:width="2.80051114215pt" svg:height="2.80051114215pt" svg:x="69.50563222160pt" svg:y="67.63476283880pt" svg:viewBox="0 0 3 3" svg:d="M0 2.80051L0.147396 2.77102L0.265312 2.77102L0.412706 2.74156L0.560101 2.71207L0.678018 2.68259L0.825413 2.65312L0.94333 2.62363L1.09072 2.56467L1.20863 2.50572L1.32656 2.44676L1.44447 2.3878L1.56239 2.29936L1.65082 2.24041L1.76875 2.15197L1.85718 2.03405L1.9751 1.9751L2.06354 1.85718L2.15197 1.76875L2.24041 1.65082L2.29936 1.56239L2.3878 1.44447L2.44676 1.32656L2.50572 1.20863L2.56467 1.06124L2.62363 0.94333L2.65312 0.825413L2.71207 0.678018L2.74156 0.560101L2.77102 0.412706L2.77102 0.265312L2.80051 0.147396L2.80051 0L2.18144 0L2.18144 0.0884372L2.15197 0.206354L2.15197 0.32427L2.12249 0.412706L2.09301 0.530622L2.06354 0.648539L2.03405 0.736976L2.00457 0.825413L1.94562 0.94333L1.91614 1.03177L1.85718 1.1202L1.79822 1.20863L1.73926 1.29708L1.68031 1.35603L1.62135 1.44447L1.53291 1.53291L1.47396 1.59187L1.38552 1.65082L1.29708 1.73926L1.20863 1.79822L1.1202 1.85718L1.03177 1.91614L0.94333 1.94562L0.825413 2.00457L0.736976 2.03405L0.648539 2.06354L0.530622 2.09301L0.412706 2.12249L0.32427 2.15197L0.206354 2.15197L0.0884372 2.15197L0 2.15197Z" calligra:nodeTypes="ccccccccccccccccccccccccccccccccccccccccccccccccccccccccccccccccccc">
            <draw:glue-point draw:id="4" svg:x="0.50000000000pt" svg:y="0.50000000000pt" draw:align="center"/>
            <draw:glue-point draw:id="5" svg:x="0.50000000000pt" svg:y="0.50000000000pt" draw:align="center"/>
          </draw:path>
          <draw:path draw:style-name="gr3" xml:id="shape-48" draw:id="shape-48" draw:layer="" svg:width="1.27362103523pt" svg:height="0.76569180819pt" svg:x="68.00326741420pt" svg:y="69.39224619840pt" svg:viewBox="0 0 1 1" svg:d="M0 0.405366L0 0.405366L0.0707567 0.450408L0.1651 0.495448L0.235856 0.517968L0.306613 0.563009L0.400954 0.585528L0.471711 0.608049L0.566054 0.63057L0.636811 0.65309L0.707567 0.675611L0.801909 0.698131L0.872668 0.720651L0.967005 0.720651L1.03777 0.720651L1.10852 0.743172L1.17927 0.743172L1.27362 0.765692L1.27362 0.270244L1.20286 0.270244L1.1557 0.270244L1.08493 0.247724L1.03777 0.247724L0.967005 0.225203L0.896252 0.225203L0.825496 0.202683L0.754738 0.202683L0.707567 0.180163L0.636811 0.157642L0.566054 0.135123L0.495298 0.112602L0.448127 0.0675611L0.377369 0.0450408L0.306613 0.0225203L0.235856 0L0.259442 0Z" calligra:nodeTypes="ccccccccccccccccccccccccccccccccccccc">
            <draw:glue-point draw:id="4" svg:x="0.50000000000pt" svg:y="0.50000000000pt" draw:align="center"/>
            <draw:glue-point draw:id="5" svg:x="0.50000000000pt" svg:y="0.50000000000pt" draw:align="center"/>
          </draw:path>
          <draw:path draw:style-name="gr3" xml:id="shape-49" draw:id="shape-49" draw:layer="" svg:width="10.30401929324pt" svg:height="6.56340513663pt" svg:x="57.99695086680pt" svg:y="62.98593588760pt" svg:viewBox="0 0 10 7" svg:d="M0 0.484185L0.141152 0.726278L9.96537 6.56341L10.304 6.07921L0.423457 0.242093L0 0.484185L0.423457 0.242093L0 0Z" calligra:nodeTypes="ccccccccc">
            <draw:glue-point draw:id="4" svg:x="0.50000000000pt" svg:y="0.50000000000pt" draw:align="center"/>
            <draw:glue-point draw:id="5" svg:x="0.50000000000pt" svg:y="0.50000000000pt" draw:align="center"/>
          </draw:path>
          <draw:path draw:style-name="gr3" xml:id="shape-50" draw:id="shape-50" draw:layer="" svg:width="0.38890600000pt" svg:height="11.86360000000pt" svg:x="57.99695086680pt" svg:y="63.52451949780pt" svg:viewBox="0 0 0 12" svg:d="M0.202908 11.8636L0.388906 11.5406L0.355088 0L0 0L0 11.5406L0.202908 11.8636L0 11.5406L0 11.8636Z" calligra:nodeTypes="ccccccccc">
            <draw:glue-point draw:id="4" svg:x="0.50000000000pt" svg:y="0.50000000000pt" draw:align="center"/>
            <draw:glue-point draw:id="5" svg:x="0.50000000000pt" svg:y="0.50000000000pt" draw:align="center"/>
          </draw:path>
          <draw:path draw:style-name="gr3" xml:id="shape-51" draw:id="shape-51" draw:layer="" svg:width="6.30619000000pt" svg:height="0.35435400000pt" svg:x="58.30876243060pt" svg:y="74.35288471340pt" svg:viewBox="0 0 6 0" svg:d="M6.30619 0.16107L5.98799 0L0 0L0 0.354354L5.98799 0.338247L6.30619 0.16107L6.30619 0L5.98799 0Z" calligra:nodeTypes="ccccccccc">
            <draw:glue-point draw:id="4" svg:x="0.50000000000pt" svg:y="0.50000000000pt" draw:align="center"/>
            <draw:glue-point draw:id="5" svg:x="0.50000000000pt" svg:y="0.50000000000pt" draw:align="center"/>
          </draw:path>
          <draw:path draw:style-name="gr3" xml:id="shape-52" draw:id="shape-52" draw:layer="" svg:width="0.35435400000pt" svg:height="8.15828000000pt" svg:x="63.86467756740pt" svg:y="74.63634977140pt" svg:viewBox="0 0 0 8" svg:d="M0.16107 8.15828L0.338247 7.8445L0.354354 0L0.016107 0L0 7.8445L0.16107 8.15828L0.338247 8.15828L0.338247 7.8445Z" calligra:nodeTypes="ccccccccc">
            <draw:glue-point draw:id="4" svg:x="0.50000000000pt" svg:y="0.50000000000pt" draw:align="center"/>
            <draw:glue-point draw:id="5" svg:x="0.50000000000pt" svg:y="0.50000000000pt" draw:align="center"/>
          </draw:path>
          <draw:path draw:style-name="gr3" xml:id="shape-53" draw:id="shape-53" draw:layer="" svg:width="16.90260000000pt" svg:height="0.38890600000pt" svg:x="47.19693215700pt" svg:y="82.09148079680pt" svg:viewBox="0 0 17 0" svg:d="M0 0.169089L0.28218 0.355088L16.9026 0.388906L16.9026 0.0169089L0.28218 0L0 0.169089L0 0.355088L0.28218 0.355088Z" calligra:nodeTypes="ccccccccc">
            <draw:glue-point draw:id="4" svg:x="0.50000000000pt" svg:y="0.50000000000pt" draw:align="center"/>
            <draw:glue-point draw:id="5" svg:x="0.50000000000pt" svg:y="0.50000000000pt" draw:align="center"/>
          </draw:path>
          <draw:path draw:style-name="gr3" xml:id="shape-54" draw:id="shape-54" draw:layer="" svg:width="0.35435400000pt" svg:height="24.58950000000pt" svg:x="47.19693215700pt" svg:y="58.08199038420pt" svg:viewBox="0 0 0 25" svg:d="M0 0L0 0.0859772L0 24.5895L0.354354 24.5895L0.354354 0.0859772L0 0L0 0.0286591L0 0.0859772Z" calligra:nodeTypes="ccccccccc">
            <draw:glue-point draw:id="4" svg:x="0.50000000000pt" svg:y="0.50000000000pt" draw:align="center"/>
            <draw:glue-point draw:id="5" svg:x="0.50000000000pt" svg:y="0.50000000000pt" draw:align="center"/>
          </draw:path>
          <draw:path draw:style-name="gr3" xml:id="shape-55" draw:id="shape-55" draw:layer="" svg:width="4.10176171905pt" svg:height="2.20382482509pt" svg:x="47.19693215700pt" svg:y="56.01269546080pt" svg:viewBox="0 0 4 2" svg:d="M4.10176 0L3.95835 0L3.78624 0L3.64282 0L3.49941 0L3.38468 0.0272076L3.24126 0.0272076L3.09783 0.0544153L2.98311 0.0816231L2.86838 0.0816231L2.72496 0.10883L2.61021 0.136039L2.49548 0.163246L2.40944 0.190454L2.29469 0.217661L2.17996 0.24487L2.06523 0.299285L1.97918 0.326493L1.89313 0.3537L1.77839 0.408115L1.72102 0.435323L1.60628 0.462531L1.52024 0.516946L1.43418 0.571362L1.34814 0.598569L1.20472 0.680193L1.0613 0.789023L0.946562 0.870643L0.803144 0.952273L0.717092 1.06111L0.602358 1.14273L0.516306 1.25155L0.430255 1.33317L0.344204 1.4148L0.286838 1.49642L0.229469 1.57804L0.172102 1.65967L0.0860511 1.76851L0.0286838 1.87733L0 1.95895L0 1.98617L0.54499 2.20382L0.54499 2.17661L0.573674 2.1222L0.602358 2.06779L0.688409 1.95895L0.717092 1.90454L0.77446 1.82292L0.803144 1.76851L0.889195 1.68688L0.946562 1.63246L1.00393 1.55083L1.08998 1.46921L1.20472 1.38759L1.29076 1.33317L1.4055 1.25155L1.52024 1.16993L1.66366 1.0883L1.72102 1.06111L1.80707 1.03389L1.86444 0.979485L1.95049 0.952273L2.03654 0.92506L2.09391 0.897856L2.17996 0.870643L2.29469 0.843438L2.38075 0.789023L2.46679 0.761815L2.55286 0.734608L2.6389 0.7074L2.75363 0.680193L2.86838 0.680193L2.98311 0.652984L3.06916 0.625777L3.18389 0.625777L3.29863 0.598569L3.44204 0.598569L3.55678 0.571362L3.67151 0.571362L3.81493 0.571362L3.95835 0.571362L4.10176 0.571362Z" calligra:nodeTypes="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56" draw:id="shape-56" draw:layer="" svg:width="5.46450000000pt" svg:height="0.35435400000pt" svg:x="51.22213598060pt" svg:y="56.01269546080pt" svg:viewBox="0 0 5 0" svg:d="M5.4645 0L5.43759 0L0 0L0 0.354354L5.43759 0.354354L5.4645 0L5.43759 0L5.43759 0Z" calligra:nodeTypes="ccccccccc">
            <draw:glue-point draw:id="4" svg:x="0.50000000000pt" svg:y="0.50000000000pt" draw:align="center"/>
            <draw:glue-point draw:id="5" svg:x="0.50000000000pt" svg:y="0.50000000000pt" draw:align="center"/>
          </draw:path>
          <draw:path draw:style-name="gr3" xml:id="shape-57" draw:id="shape-57" draw:layer="" svg:width="2.25053287974pt" svg:height="2.36038049556pt" svg:x="56.89143714060pt" svg:y="56.01269546080pt" svg:viewBox="0 0 2 2" svg:d="M2.25053 1.55874L2.22553 1.55874L2.12551 1.42514L2.00047 1.29153L1.90045 1.20246L1.80043 1.06885L1.70041 0.979781L1.60038 0.890709L1.50036 0.801638L1.40033 0.712568L1.30031 0.623496L1.20028 0.534426L1.10026 0.489889L1.02524 0.400819L0.850202 0.311749L0.700166 0.222677L0.550131 0.133607L0.425101 0.0890709L0.300072 0.0445356L0.225053 0L0.0750178 0L0.0250059 0L0 0.935245L0.0250059 0.935245L0.12503 0.935245L0.225053 0.979781L0.300072 1.02432L0.425101 1.06885L0.550131 1.11338L0.700166 1.20246L0.850202 1.29153L0.925222 1.33607L1.00024 1.42514L1.10026 1.46967L1.17528 1.55874L1.27531 1.60328L1.35032 1.69234L1.45035 1.78142L1.52536 1.87049L1.65039 2.00408L1.72541 2.09317L1.82543 2.22677L1.92545 2.36038L2.25053 1.55874L2.22553 1.55874Z" calligra:nodeTypes="cccccccccccccccccccccccccccccccccccccccccccccc">
            <draw:glue-point draw:id="4" svg:x="0.50000000000pt" svg:y="0.50000000000pt" draw:align="center"/>
            <draw:glue-point draw:id="5" svg:x="0.50000000000pt" svg:y="0.50000000000pt" draw:align="center"/>
          </draw:path>
          <draw:path draw:style-name="gr5" xml:id="shape-58" draw:id="shape-58" draw:layer="" svg:width="27.17070265339pt" svg:height="28.20830715067pt" svg:x="64.11979611960pt" svg:y="70.10090884340pt" svg:viewBox="0 0 27 28" svg:d="M27.1707 28.2083L0 28.2083L0 0L27.1707 0Z" calligra:nodeTypes="ccccc">
            <draw:glue-point draw:id="4" svg:x="0.50000000000pt" svg:y="0.50000000000pt" draw:align="center"/>
            <draw:glue-point draw:id="5" svg:x="0.50000000000pt" svg:y="0.50000000000pt" draw:align="center"/>
          </draw:path>
          <draw:path draw:style-name="gr3" xml:id="shape-59" draw:id="shape-59" draw:layer="" svg:width="27.65600000000pt" svg:height="0.35435400000pt" svg:x="63.83633106160pt" svg:y="98.61749367820pt" svg:viewBox="0 0 28 0" svg:d="M0 0.177177L0.28659 0.354354L27.656 0.354354L27.656 0L0.28659 0L0 0.177177L0 0.354354L0.28659 0.354354Z" calligra:nodeTypes="ccccccccc">
            <draw:glue-point draw:id="4" svg:x="0.50000000000pt" svg:y="0.50000000000pt" draw:align="center"/>
            <draw:glue-point draw:id="5" svg:x="0.50000000000pt" svg:y="0.50000000000pt" draw:align="center"/>
          </draw:path>
          <draw:path draw:style-name="gr3" xml:id="shape-60" draw:id="shape-60" draw:layer="" svg:width="0.35435400000pt" svg:height="29.22420000000pt" svg:x="63.83633106160pt" svg:y="69.81744378540pt" svg:viewBox="0 0 0 29" svg:d="M0.16107 0L0 0.284281L0 29.2242L0.354354 29.2242L0.354354 0.284281L0.16107 0L0 0L0 0.284281Z" calligra:nodeTypes="ccccccccc">
            <draw:glue-point draw:id="4" svg:x="0.50000000000pt" svg:y="0.50000000000pt" draw:align="center"/>
            <draw:glue-point draw:id="5" svg:x="0.50000000000pt" svg:y="0.50000000000pt" draw:align="center"/>
          </draw:path>
          <draw:path draw:style-name="gr3" xml:id="shape-61" draw:id="shape-61" draw:layer="" svg:width="27.65600000000pt" svg:height="0.35435400000pt" svg:x="64.11979611960pt" svg:y="69.81744378540pt" svg:viewBox="0 0 28 0" svg:d="M27.656 0.177177L27.3407 0L0 0L0 0.354354L27.3407 0.354354L27.656 0.177177L27.656 0L27.3407 0Z" calligra:nodeTypes="ccccccccc">
            <draw:glue-point draw:id="4" svg:x="0.50000000000pt" svg:y="0.50000000000pt" draw:align="center"/>
            <draw:glue-point draw:id="5" svg:x="0.50000000000pt" svg:y="0.50000000000pt" draw:align="center"/>
          </draw:path>
          <draw:path draw:style-name="gr3" xml:id="shape-62" draw:id="shape-62" draw:layer="" svg:width="0.35435400000pt" svg:height="29.22420000000pt" svg:x="90.87889759480pt" svg:y="70.10090884340pt" svg:viewBox="0 0 0 29" svg:d="M0.177177 29.2242L0.354354 28.9115L0.354354 0L0 0L0 28.9115L0.177177 29.2242L0.354354 29.2242L0.354354 28.9115Z" calligra:nodeTypes="ccccccccc">
            <draw:glue-point draw:id="4" svg:x="0.50000000000pt" svg:y="0.50000000000pt" draw:align="center"/>
            <draw:glue-point draw:id="5" svg:x="0.50000000000pt" svg:y="0.50000000000pt" draw:align="center"/>
          </draw:path>
          <draw:glue-point draw:id="4" svg:x="-26.4001%" svg:y="-50%"/>
          <draw:glue-point draw:id="5" svg:x="-49.3201%" svg:y="50%"/>
          <draw:glue-point draw:id="6" svg:x="50%" svg:y="50%"/>
          <draw:glue-point draw:id="7" svg:x="0.33%" svg:y="50%"/>
          <draw:glue-point draw:id="8" svg:x="-9.1201%" svg:y="50%"/>
          <draw:glue-point draw:id="9" svg:x="-28.0701%" svg:y="50%"/>
          <draw:glue-point draw:id="10" svg:x="21.77%" svg:y="50%"/>
          <draw:glue-point draw:id="11" svg:x="-50%" svg:y="42.98%"/>
          <draw:glue-point draw:id="12" svg:x="50%" svg:y="-1.8501%"/>
          <draw:glue-point draw:id="13" svg:x="50%" svg:y="24.07%"/>
          <draw:glue-point draw:id="14" svg:x="0.92%" svg:y="31.52%"/>
          <draw:glue-point draw:id="15" svg:x="0.50000000000pt" svg:y="0.50000000000pt" draw:align="center"/>
        </draw:g>
        <draw:g draw:style-name="gr1" xml:id="shape-63" draw:id="shape-63" svg:y="124.72462552000pt">
          <draw:path draw:style-name="gr6" xml:id="shape-64" draw:id="shape-64" draw:layer="" svg:width="623.49245257047pt" svg:height="28.39775343562pt" svg:x="113.38602320000pt" svg:y="127.55927610000pt" svg:viewBox="0 0 623 28" svg:d="M0 0L551.34 0L623.492 14.1918L551.34 28.3978L0 28.3978Z" calligra:nodeTypes="cccccc">
            <draw:glue-point draw:id="4" svg:x="0.50000000000pt" svg:y="0.50000000000pt" draw:align="center"/>
            <draw:glue-point draw:id="5" svg:x="0.50000000000pt" svg:y="0.50000000000pt" draw:align="center"/>
            <text:p text:style-name="P1"><text:span text:style-name="T1">INSCRIRE $ProfilDeL'Utilisateur</text:span></text:p>
          </draw:path>
          <draw:frame draw:style-name="gr7" xml:id="shape-65" draw:id="shape-65" draw:layer="" svg:width="479.71009815385pt" svg:height="28.34650580000pt" svg:x="173.34978546951pt" svg:y="127.55927610000pt">
            <draw:text-box>
              <text:p text:style-name="P2"/>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66" draw:id="shape-66" svg:y="42.01975870000pt">
          <draw:path draw:style-name="gr8" xml:id="shape-67" draw:id="shape-67" draw:layer="" svg:width="31.04439719628pt" svg:height="52.88608059426pt" svg:x="751.18240370000pt" svg:y="46.74338806420pt" svg:viewBox="0 0 31 53" svg:d="M0 0L0 52.8861L31.0444 52.8861L31.0444 0Z" calligra:nodeTypes="ccccc">
            <draw:glue-point draw:id="4" svg:x="0.50000000000pt" svg:y="0.50000000000pt" draw:align="center"/>
            <draw:glue-point draw:id="5" svg:x="0.50000000000pt" svg:y="0.50000000000pt" draw:align="center"/>
          </draw:path>
          <draw:path draw:style-name="gr9" xml:id="shape-68" draw:id="shape-68" draw:layer="" svg:width="31.04439719628pt" svg:height="52.88608059426pt" svg:x="751.18240370000pt" svg:y="46.74338806420pt" svg:viewBox="0 0 31 53" svg:d="M0 0L0 52.8861L31.0444 52.8861L31.0444 0Z" calligra:nodeTypes="ccccc">
            <draw:glue-point draw:id="4" svg:x="0.50000000000pt" svg:y="0.50000000000pt" draw:align="center"/>
            <draw:glue-point draw:id="5" svg:x="0.50000000000pt" svg:y="0.50000000000pt" draw:align="center"/>
          </draw:path>
          <draw:path draw:style-name="gr10" xml:id="shape-69" draw:id="shape-69" draw:layer="" svg:width="35.83287389736pt" svg:height="4.97236695830pt" svg:x="751.18240370000pt" svg:y="42.51975870000pt" svg:viewBox="0 0 36 5" svg:d="M0 4.97237L4.2665 0L35.8329 0L31.5375 4.97237Z" calligra:nodeTypes="ccccc">
            <draw:glue-point draw:id="4" svg:x="0.50000000000pt" svg:y="0.50000000000pt" draw:align="center"/>
            <draw:glue-point draw:id="5" svg:x="0.50000000000pt" svg:y="0.50000000000pt" draw:align="center"/>
          </draw:path>
          <draw:path draw:style-name="gr9" xml:id="shape-70" draw:id="shape-70" draw:layer="" svg:width="70.06358736459pt" svg:height="8.83976348141pt" svg:x="751.18240370000pt" svg:y="42.51975870000pt" svg:viewBox="0 0 70 9" svg:d="M35.0317 4.41988L39.2265 0L70.0636 0ZM35.0317 4.62614L31.0354 8.83976L0 8.83976ZM35.0317 4.62614" calligra:nodeTypes="ccccccccc">
            <draw:glue-point draw:id="4" svg:x="0.50000000000pt" svg:y="0.50000000000pt" draw:align="center"/>
            <draw:glue-point draw:id="5" svg:x="0.50000000000pt" svg:y="0.50000000000pt" draw:align="center"/>
          </draw:path>
          <draw:path draw:style-name="gr10" xml:id="shape-71" draw:id="shape-71" draw:layer="" svg:width="14.70608258243pt" svg:height="6.56340513663pt" svg:x="753.08161958860pt" svg:y="49.80481069060pt" svg:viewBox="0 0 15 7" svg:d="M0 0L14.7061 0L14.7061 6.56341L0 6.56341Z" calligra:nodeTypes="ccccc">
            <draw:glue-point draw:id="4" svg:x="0.50000000000pt" svg:y="0.50000000000pt" draw:align="center"/>
            <draw:glue-point draw:id="5" svg:x="0.50000000000pt" svg:y="0.50000000000pt" draw:align="center"/>
          </draw:path>
          <draw:path draw:style-name="gr11" xml:id="shape-72" draw:id="shape-72" draw:layer="" svg:width="14.58866742459pt" svg:height="6.56340513663pt" svg:x="753.08161958860pt" svg:y="49.80481069060pt" svg:viewBox="0 0 15 7" svg:d="M0 0L14.5887 0L14.5887 6.56341L0 6.56341Z" calligra:nodeTypes="ccccc">
            <draw:glue-point draw:id="4" svg:x="0.50000000000pt" svg:y="0.50000000000pt" draw:align="center"/>
            <draw:glue-point draw:id="5" svg:x="0.50000000000pt" svg:y="0.50000000000pt" draw:align="center"/>
          </draw:path>
          <draw:path draw:style-name="gr12" xml:id="shape-73" draw:id="shape-73" draw:layer="" svg:width="9.97797000000pt" svg:height="0.00000000000pt" svg:x="755.00918198300pt" svg:y="53.23473789240pt" svg:viewBox="0 0 10 0" svg:d="M0 0L9.97797 0" calligra:nodeTypes="cc">
            <draw:glue-point draw:id="4" svg:x="0.50000000000pt" svg:y="0.50000000000pt" draw:align="center"/>
            <draw:glue-point draw:id="5" svg:x="0.50000000000pt" svg:y="0.50000000000pt" draw:align="center"/>
          </draw:path>
          <draw:path draw:style-name="gr13" xml:id="shape-74" draw:id="shape-74" draw:layer="" svg:width="4.84021622672pt" svg:height="56.77804891682pt" svg:x="782.19348104520pt" svg:y="42.51975870000pt" svg:viewBox="0 0 5 57" svg:d="M0 56.778L4.84022 52.5219L4.84022 0L0 4.19948Z" calligra:nodeTypes="ccccc">
            <draw:glue-point draw:id="4" svg:x="0.50000000000pt" svg:y="0.50000000000pt" draw:align="center"/>
            <draw:glue-point draw:id="5" svg:x="0.50000000000pt" svg:y="0.50000000000pt" draw:align="center"/>
          </draw:path>
          <draw:path draw:style-name="gr9" xml:id="shape-75" draw:id="shape-75" draw:layer="" svg:width="7.97487932875pt" svg:height="56.87269216196pt" svg:x="782.19348104520pt" svg:y="42.74653074640pt" svg:viewBox="0 0 8 57" svg:d="M3.98744 52.8206L7.97488 48.7685ZM3.98744 0L0 4.02361L0 56.8727ZM3.98744 0" calligra:nodeTypes="cccccccc">
            <draw:glue-point draw:id="4" svg:x="0.50000000000pt" svg:y="0.50000000000pt" draw:align="center"/>
            <draw:glue-point draw:id="5" svg:x="0.50000000000pt" svg:y="0.50000000000pt" draw:align="center"/>
          </draw:path>
          <draw:path draw:style-name="gr12" xml:id="shape-76" draw:id="shape-76" draw:layer="" svg:width="30.64260000000pt" svg:height="0.00000000000pt" svg:x="751.57925478120pt" svg:y="95.75449659240pt" svg:viewBox="0 0 31 0" svg:d="M0 0L30.6426 0" calligra:nodeTypes="cc">
            <draw:glue-point draw:id="4" svg:x="0.50000000000pt" svg:y="0.50000000000pt" draw:align="center"/>
            <draw:glue-point draw:id="5" svg:x="0.50000000000pt" svg:y="0.50000000000pt" draw:align="center"/>
          </draw:path>
          <draw:path draw:style-name="gr14" xml:id="shape-77" draw:id="shape-77" draw:layer="" svg:width="30.64260000000pt" svg:height="0.00000000000pt" svg:x="751.57925478120pt" svg:y="67.80484187360pt" svg:viewBox="0 0 31 0" svg:d="M0 0L30.6426 0" calligra:nodeTypes="cc">
            <draw:glue-point draw:id="4" svg:x="0.50000000000pt" svg:y="0.50000000000pt" draw:align="center"/>
            <draw:glue-point draw:id="5" svg:x="0.50000000000pt" svg:y="0.50000000000pt" draw:align="center"/>
          </draw:path>
          <draw:path draw:style-name="gr15" xml:id="shape-78" draw:id="shape-78" draw:layer="" svg:width="31.01110000000pt" svg:height="0.00000000000pt" svg:x="751.18240370000pt" svg:y="95.38599201700pt" svg:viewBox="0 0 31 0" svg:d="M0 0L31.0111 0" calligra:nodeTypes="cc">
            <draw:glue-point draw:id="4" svg:x="0.50000000000pt" svg:y="0.50000000000pt" draw:align="center"/>
            <draw:glue-point draw:id="5" svg:x="0.50000000000pt" svg:y="0.50000000000pt" draw:align="center"/>
          </draw:path>
          <draw:path draw:style-name="gr14" xml:id="shape-79" draw:id="shape-79" draw:layer="" svg:width="31.01110000000pt" svg:height="0.00000000000pt" svg:x="751.18240370000pt" svg:y="67.40799079240pt" svg:viewBox="0 0 31 0" svg:d="M0 0L31.0111 0" calligra:nodeTypes="cc">
            <draw:glue-point draw:id="4" svg:x="0.50000000000pt" svg:y="0.50000000000pt" draw:align="center"/>
            <draw:glue-point draw:id="5" svg:x="0.50000000000pt" svg:y="0.50000000000pt" draw:align="center"/>
          </draw:path>
          <draw:path draw:style-name="gr16" xml:id="shape-80" draw:id="shape-80" draw:layer="" svg:width="13.12682963951pt" svg:height="6.14557447183pt" svg:x="753.08161958860pt" svg:y="49.80481069060pt" svg:viewBox="0 0 13 6" svg:d="M0 6.14557L0 0L13.1268 0" calligra:nodeTypes="ccc">
            <draw:glue-point draw:id="4" svg:x="0.50000000000pt" svg:y="0.50000000000pt" draw:align="center"/>
            <draw:glue-point draw:id="5" svg:x="0.50000000000pt" svg:y="0.50000000000pt" draw:align="center"/>
          </draw:path>
          <draw:glue-point draw:id="4" svg:x="-38.0601%" svg:y="-50%"/>
          <draw:glue-point draw:id="5" svg:x="50%" svg:y="-50%"/>
          <draw:glue-point draw:id="6" svg:x="5.97%" svg:y="-50%"/>
          <draw:glue-point draw:id="7" svg:x="-50%" svg:y="50%"/>
          <draw:glue-point draw:id="8" svg:x="38.09%" svg:y="50%"/>
          <draw:glue-point draw:id="9" svg:x="-5.9701%" svg:y="50%"/>
          <draw:glue-point draw:id="10" svg:x="-50%" svg:y="-42.5501%"/>
          <draw:glue-point draw:id="11" svg:x="-50%" svg:y="3.72%"/>
          <draw:glue-point draw:id="12" svg:x="50%" svg:y="42.91%"/>
          <draw:glue-point draw:id="13" svg:x="50%" svg:y="-3.5401%"/>
          <draw:glue-point draw:id="14" svg:x="0%" svg:y="0.05%"/>
          <draw:glue-point draw:id="15" svg:x="0.50000000000pt" svg:y="0.50000000000pt" draw:align="center"/>
        </draw:g>
        <draw:g draw:style-name="gr1" xml:id="shape-81" draw:id="shape-81" svg:y="167.24438422000pt">
          <draw:path draw:style-name="gr17" xml:id="shape-82" draw:id="shape-82" draw:layer="" svg:width="623.49245257047pt" svg:height="28.39775343562pt" svg:x="113.38602320000pt" svg:y="170.07903480000pt" svg:viewBox="0 0 623 28" svg:d="M0 0L623.492 0L548.455 14.1918L623.492 28.3978L0 28.3978Z" calligra:nodeTypes="cccccc">
            <draw:glue-point draw:id="4" svg:x="0.50000000000pt" svg:y="0.50000000000pt" draw:align="center"/>
            <draw:glue-point draw:id="5" svg:x="0.50000000000pt" svg:y="0.50000000000pt" draw:align="center"/>
          </draw:path>
          <draw:frame draw:style-name="gr7" xml:id="shape-83" draw:id="shape-83" draw:layer="" svg:width="498.89850208000pt" svg:height="28.34650580000pt" svg:x="175.74833596000pt" svg:y="170.07903480000pt">
            <draw:text-box>
              <text:p text:style-name="P3"><text:span text:style-name="T1">{ "code" : 0, "data" : $ProfilDeL'Utilisateur }</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path draw:style-name="gr18" xml:id="shape-84" draw:id="shape-84" draw:layer="" svg:width="793.70200000000pt" svg:height="0.09942067500pt" svg:x="28.34650580000pt" svg:y="255.01913146184pt" svg:viewBox="0 0 794 0" svg:d="M0 0.0994207L793.702 0.0994207C790.626 -0.0331402 526.058 -0.0331402 0 0.0994207Z" calligra:nodeTypes="ccc">
          <draw:glue-point draw:id="4" svg:x="0.50000000000pt" svg:y="0.50000000000pt" draw:align="center"/>
        </draw:path>
        <draw:path draw:style-name="gr18" xml:id="shape-85" draw:id="shape-85" draw:layer="" svg:width="0.00000000000pt" svg:height="453.54400000000pt" svg:x="56.69301160000pt" svg:y="113.38602320000pt" svg:viewBox="0 0 0 454" svg:d="M0 0L0 453.544L0 0L0 453.544" calligra:nodeTypes="cccc">
          <draw:glue-point draw:id="4" svg:x="0.50000000000pt" svg:y="0.50000000000pt" draw:align="center"/>
        </draw:path>
        <draw:path draw:style-name="gr18" xml:id="shape-86" draw:id="shape-86" draw:layer="" svg:width="0.45859425000pt" svg:height="453.09135363933pt" svg:x="765.35565660000pt" svg:y="113.38602320000pt" svg:viewBox="0 0 0 453" svg:d="M0 0L0 453.09C0.611459 453.613 0.611459 302.584 0 0Z" calligra:nodeTypes="ccc">
          <draw:glue-point draw:id="4" svg:x="0.50000000000pt" svg:y="0.50000000000pt" draw:align="center"/>
        </draw:path>
        <draw:g draw:style-name="gr1" xml:id="shape-87" draw:id="shape-87" svg:y="280.63040742000pt">
          <draw:path draw:style-name="gr17" xml:id="shape-88" draw:id="shape-88" draw:layer="" svg:width="623.49245257047pt" svg:height="28.39775343561pt" svg:x="113.38602320000pt" svg:y="283.46505800000pt" svg:viewBox="0 0 623 28" svg:d="M0 0L551.34 0L623.492 14.1918L551.34 28.3978L0 28.3978Z" calligra:nodeTypes="cccccc">
            <draw:glue-point draw:id="4" svg:x="0.50000000000pt" svg:y="0.50000000000pt" draw:align="center"/>
            <draw:glue-point draw:id="5" svg:x="0.50000000000pt" svg:y="0.50000000000pt" draw:align="center"/>
          </draw:path>
          <draw:frame draw:style-name="gr7" xml:id="shape-89" draw:id="shape-89" draw:layer="" svg:width="479.71009815385pt" svg:height="28.34650580000pt" svg:x="173.34978546973pt" svg:y="283.46505800000pt">
            <draw:text-box>
              <text:p text:style-name="P4"><text:span text:style-name="T1">MODIFIER /profils/$Courriel</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path draw:style-name="gr18" xml:id="shape-90" draw:id="shape-90" draw:layer="" svg:width="793.70200000000pt" svg:height="0.17757525000pt" svg:x="28.34650580000pt" svg:y="411.02433410000pt" svg:viewBox="0 0 794 0" svg:d="M0 0L793.702 0C789.402 0.236767 524.835 0.236767 0 0Z" calligra:nodeTypes="ccc">
          <draw:glue-point draw:id="4" svg:x="0.50000000000pt" svg:y="0.50000000000pt" draw:align="center"/>
        </draw:path>
        <draw:g draw:style-name="gr1" xml:id="shape-91" draw:id="shape-91" svg:y="450.70944222000pt">
          <draw:path draw:style-name="gr17" xml:id="shape-92" draw:id="shape-92" draw:layer="" svg:width="623.98484147362pt" svg:height="28.80120437549pt" svg:x="113.38602320000pt" svg:y="453.54409280000pt" svg:viewBox="0 0 624 29" svg:d="M0 0L551.776 0L623.985 14.3934L551.776 28.8012L0 28.8012Z" calligra:nodeTypes="cccccc">
            <draw:glue-point draw:id="4" svg:x="0.50000000000pt" svg:y="0.50000000000pt" draw:align="center"/>
            <draw:glue-point draw:id="5" svg:x="0.50000000000pt" svg:y="0.50000000000pt" draw:align="center"/>
          </draw:path>
          <draw:frame draw:style-name="gr7" xml:id="shape-93" draw:id="shape-93" draw:layer="" svg:width="479.71009815385pt" svg:height="28.34650580000pt" svg:x="173.34978546973pt" svg:y="453.54409280000pt">
            <draw:text-box>
              <text:p text:style-name="P4"><text:span text:style-name="T1">SUPRESSION /profils/$Courriel</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94" draw:id="shape-94" svg:y="493.22920092000pt">
          <draw:path draw:style-name="gr17" xml:id="shape-95" draw:id="shape-95" draw:layer="" svg:width="623.24635529374pt" svg:height="28.69729380927pt" svg:x="113.38602320000pt" svg:y="496.06385150000pt" svg:viewBox="0 0 623 29" svg:d="M0 0L623.246 0L548.238 14.3415L623.246 28.6973L0 28.6973Z" calligra:nodeTypes="cccccc">
            <draw:glue-point draw:id="4" svg:x="0.50000000000pt" svg:y="0.50000000000pt" draw:align="center"/>
            <draw:glue-point draw:id="5" svg:x="0.50000000000pt" svg:y="0.50000000000pt" draw:align="center"/>
          </draw:path>
          <draw:frame draw:style-name="gr7" xml:id="shape-96" draw:id="shape-96" draw:layer="" svg:width="498.89850208000pt" svg:height="28.34650580000pt" svg:x="175.74833596011pt" svg:y="496.06385150000pt">
            <draw:text-box>
              <text:p text:style-name="P3"><text:span text:style-name="T1"><text:tab/> <text:s text:c="7"/>{ "code" : 0 }</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97" draw:id="shape-97" svg:y="342.24438422000pt">
          <draw:path draw:style-name="gr17" xml:id="shape-98" draw:id="shape-98" draw:layer="" svg:width="623.98484147362pt" svg:height="28.80120437550pt" svg:x="113.38602320000pt" svg:y="325.98481670000pt" svg:viewBox="0 0 624 29" svg:d="M0 0L623.985 0L548.889 14.3934L623.985 28.8012L0 28.8012Z" calligra:nodeTypes="cccccc">
            <draw:glue-point draw:id="4" svg:x="0.50000000000pt" svg:y="0.50000000000pt" draw:align="center"/>
            <draw:glue-point draw:id="5" svg:x="0.50000000000pt" svg:y="0.50000000000pt" draw:align="center"/>
          </draw:path>
          <draw:frame draw:style-name="gr7" xml:id="shape-99" draw:id="shape-99" draw:layer="" svg:width="498.89850208000pt" svg:height="28.34650580000pt" svg:x="175.74833596000pt" svg:y="325.98481670000pt">
            <draw:text-box>
              <text:p text:style-name="P3"><text:span text:style-name="T1">{ "code" : 0, "data" : $ProfilDeL'Utilisateur }</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dp1" style:family="drawing-page"/>
    <style:page-layout style:name="pm1" style:page-usage="all">
      <style:page-layout-properties calligra:specialborder-bottom="none" calligra:specialborder-left="none" calligra:specialborder-right="none" calligra:specialborder-top="none" fo:border="0pt none #000000" fo:margin="28.080000000000002pt" fo:padding="0.000000000000000pt" fo:page-height="595.276621799999930pt" fo:page-width="841.891222259999950pt" style:print-orientation="landscape"/>
    </style:page-layout>
  </office:automatic-styles>
  <office:master-styles>
    <style:master-page style:name="Default1" draw:style-name="dp1" style:display-name="empty"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9.10</meta:generator>
    <dc:title/>
    <meta:initial-creator>Unknown</meta:initial-creator>
    <meta:editing-cycles>2</meta:editing-cycles>
    <dc:date>2016-02-03T18:22:09</dc:date>
    <meta:creation-date>2013-01-19T15:30:17</meta:creation-date>
    <dc:creator>Tosi Emeric</dc:creator>
  </office:meta>
</office:document-meta>
</file>